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2.1522070515331602" table:style-name="ce1">
            <text:p>2,152207052</text:p>
          </table:table-cell>
          <table:table-cell office:value-type="float" office:value="0.67284909813843996" table:style-name="ce1">
            <text:p>0,672849098</text:p>
          </table:table-cell>
          <table:table-cell office:value-type="float" office:value="-1.31578337900521" table:style-name="ce1">
            <text:p>-1,315783379</text:p>
          </table:table-cell>
          <table:table-cell office:value-type="float" office:value="0.35653741623225299" table:style-name="ce1">
            <text:p>0,35653741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2180029831457202" table:style-name="ce1">
            <text:p>3,218002983</text:p>
          </table:table-cell>
          <table:table-cell office:value-type="float" office:value="0.58500069159649204" table:style-name="ce1">
            <text:p>0,585000692</text:p>
          </table:table-cell>
          <table:table-cell office:value-type="float" office:value="-1.35077748425135" table:style-name="ce1">
            <text:p>-1,350777484</text:p>
          </table:table-cell>
          <table:table-cell office:value-type="float" office:value="0.32336387114034798" table:style-name="ce1">
            <text:p>0,323363871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3.9582900600577" table:style-name="ce1">
            <text:p>3,95829006</text:p>
          </table:table-cell>
          <table:table-cell office:value-type="float" office:value="0.54982436164223703" table:style-name="ce1">
            <text:p>0,549824362</text:p>
          </table:table-cell>
          <table:table-cell office:value-type="float" office:value="-1.35444261792888" table:style-name="ce1">
            <text:p>-1,354442618</text:p>
          </table:table-cell>
          <table:table-cell office:value-type="float" office:value="0.316376513456049" table:style-name="ce1">
            <text:p>0,31637651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5898073112440203" table:style-name="ce1">
            <text:p>4,589807311</text:p>
          </table:table-cell>
          <table:table-cell office:value-type="float" office:value="0.52705238627212703" table:style-name="ce1">
            <text:p>0,527052386</text:p>
          </table:table-cell>
          <table:table-cell office:value-type="float" office:value="-1.37409974128389" table:style-name="ce1">
            <text:p>-1,374099741</text:p>
          </table:table-cell>
          <table:table-cell office:value-type="float" office:value="0.29676731807251799" table:style-name="ce1">
            <text:p>0,296767318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5.0611579761095697" table:style-name="ce1">
            <text:p>5,061157976</text:p>
          </table:table-cell>
          <table:table-cell office:value-type="float" office:value="0.51201120301883196" table:style-name="ce1">
            <text:p>0,512011203</text:p>
          </table:table-cell>
          <table:table-cell office:value-type="float" office:value="-1.37411361138873" table:style-name="ce1">
            <text:p>-1,374113611</text:p>
          </table:table-cell>
          <table:table-cell office:value-type="float" office:value="0.29254440851167601" table:style-name="ce1">
            <text:p>0,29254440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4388506926474802" table:style-name="ce1">
            <text:p>5,438850693</text:p>
          </table:table-cell>
          <table:table-cell office:value-type="float" office:value="0.50163426270106903" table:style-name="ce1">
            <text:p>0,501634263</text:p>
          </table:table-cell>
          <table:table-cell office:value-type="float" office:value="-1.3897734569447799" table:style-name="ce1">
            <text:p>-1,389773457</text:p>
          </table:table-cell>
          <table:table-cell office:value-type="float" office:value="0.28396038529475498" table:style-name="ce1">
            <text:p>0,283960385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5.6533328438421497" table:style-name="ce1">
            <text:p>5,653332844</text:p>
          </table:table-cell>
          <table:table-cell office:value-type="float" office:value="0.49718962282047902" table:style-name="ce1">
            <text:p>0,497189623</text:p>
          </table:table-cell>
          <table:table-cell office:value-type="float" office:value="-1.39486391651561" table:style-name="ce1">
            <text:p>-1,394863917</text:p>
          </table:table-cell>
          <table:table-cell office:value-type="float" office:value="0.281110403615149" table:style-name="ce1">
            <text:p>0,28111040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79621654019983" table:style-name="ce1">
            <text:p>5,79621654</text:p>
          </table:table-cell>
          <table:table-cell office:value-type="float" office:value="0.49325134312033903" table:style-name="ce1">
            <text:p>0,493251343</text:p>
          </table:table-cell>
          <table:table-cell office:value-type="float" office:value="-1.3934056005809401" table:style-name="ce1">
            <text:p>-1,393405601</text:p>
          </table:table-cell>
          <table:table-cell office:value-type="float" office:value="0.27971802842205201" table:style-name="ce1">
            <text:p>0,279718028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5.8591824894309896" table:style-name="ce1">
            <text:p>5,859182489</text:p>
          </table:table-cell>
          <table:table-cell office:value-type="float" office:value="0.49201871021911903" table:style-name="ce1">
            <text:p>0,49201871</text:p>
          </table:table-cell>
          <table:table-cell office:value-type="float" office:value="-1.3975984993466699" table:style-name="ce1">
            <text:p>-1,397598499</text:p>
          </table:table-cell>
          <table:table-cell office:value-type="float" office:value="0.277713911741296" table:style-name="ce1">
            <text:p>0,27771391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8600539625242298" table:style-name="ce1">
            <text:p>5,860053963</text:p>
          </table:table-cell>
          <table:table-cell office:value-type="float" office:value="0.49217692858976603" table:style-name="ce1">
            <text:p>0,492176929</text:p>
          </table:table-cell>
          <table:table-cell office:value-type="float" office:value="-1.3988966164910701" table:style-name="ce1">
            <text:p>-1,398896616</text:p>
          </table:table-cell>
          <table:table-cell office:value-type="float" office:value="0.27728779214111099" table:style-name="ce1">
            <text:p>0,277287792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5.8565690480865698" table:style-name="ce1">
            <text:p>5,856569048</text:p>
          </table:table-cell>
          <table:table-cell office:value-type="float" office:value="0.49160908922354202" table:style-name="ce1">
            <text:p>0,491609089</text:p>
          </table:table-cell>
          <table:table-cell office:value-type="float" office:value="-1.39352983724229" table:style-name="ce1">
            <text:p>-1,393529837</text:p>
          </table:table-cell>
          <table:table-cell office:value-type="float" office:value="0.27951883984560399" table:style-name="ce1">
            <text:p>0,2795188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8346097399472496" table:style-name="ce1">
            <text:p>5,83460974</text:p>
          </table:table-cell>
          <table:table-cell office:value-type="float" office:value="0.49230782933901701" table:style-name="ce1">
            <text:p>0,492307829</text:p>
          </table:table-cell>
          <table:table-cell office:value-type="float" office:value="-1.39710935912592" table:style-name="ce1">
            <text:p>-1,397109359</text:p>
          </table:table-cell>
          <table:table-cell office:value-type="float" office:value="0.27747197144825397" table:style-name="ce1">
            <text:p>0,277471971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5.8194483907443999" table:style-name="ce1">
            <text:p>5,819448391</text:p>
          </table:table-cell>
          <table:table-cell office:value-type="float" office:value="0.49352285057645001" table:style-name="ce1">
            <text:p>0,493522851</text:p>
          </table:table-cell>
          <table:table-cell office:value-type="float" office:value="-1.40067349918791" table:style-name="ce1">
            <text:p>-1,400673499</text:p>
          </table:table-cell>
          <table:table-cell office:value-type="float" office:value="0.27791429857589101" table:style-name="ce1">
            <text:p>0,27791429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7884167808443596" table:style-name="ce1">
            <text:p>5,788416781</text:p>
          </table:table-cell>
          <table:table-cell office:value-type="float" office:value="0.493064128160076" table:style-name="ce1">
            <text:p>0,493064128</text:p>
          </table:table-cell>
          <table:table-cell office:value-type="float" office:value="-1.39590828754519" table:style-name="ce1">
            <text:p>-1,395908288</text:p>
          </table:table-cell>
          <table:table-cell office:value-type="float" office:value="0.27660136212202802" table:style-name="ce1">
            <text:p>0,276601362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5.7361508382100403" table:style-name="ce1">
            <text:p>5,736150838</text:p>
          </table:table-cell>
          <table:table-cell office:value-type="float" office:value="0.49484242327058697" table:style-name="ce1">
            <text:p>0,494842423</text:p>
          </table:table-cell>
          <table:table-cell office:value-type="float" office:value="-1.39294848284842" table:style-name="ce1">
            <text:p>-1,392948483</text:p>
          </table:table-cell>
          <table:table-cell office:value-type="float" office:value="0.28172309708363802" table:style-name="ce1">
            <text:p>0,28172309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7335999215070199" table:style-name="ce1">
            <text:p>5,733599922</text:p>
          </table:table-cell>
          <table:table-cell office:value-type="float" office:value="0.49439141584867802" table:style-name="ce1">
            <text:p>0,494391416</text:p>
          </table:table-cell>
          <table:table-cell office:value-type="float" office:value="-1.39587937294896" table:style-name="ce1">
            <text:p>-1,395879373</text:p>
          </table:table-cell>
          <table:table-cell office:value-type="float" office:value="0.27805779696804001" table:style-name="ce1">
            <text:p>0,278057797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5.7207962059312996" table:style-name="ce1">
            <text:p>5,720796206</text:p>
          </table:table-cell>
          <table:table-cell office:value-type="float" office:value="0.49475397189889497" table:style-name="ce1">
            <text:p>0,494753972</text:p>
          </table:table-cell>
          <table:table-cell office:value-type="float" office:value="-1.3942813951553501" table:style-name="ce1">
            <text:p>-1,394281395</text:p>
          </table:table-cell>
          <table:table-cell office:value-type="float" office:value="0.278459410710516" table:style-name="ce1">
            <text:p>0,27845941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.7017962740710404" table:style-name="ce1">
            <text:p>5,701796274</text:p>
          </table:table-cell>
          <table:table-cell office:value-type="float" office:value="0.49532709600677699" table:style-name="ce1">
            <text:p>0,495327096</text:p>
          </table:table-cell>
          <table:table-cell office:value-type="float" office:value="-1.3941197030774799" table:style-name="ce1">
            <text:p>-1,394119703</text:p>
          </table:table-cell>
          <table:table-cell office:value-type="float" office:value="0.28125267819850402" table:style-name="ce1">
            <text:p>0,281252678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5.6915415888842702" table:style-name="ce1">
            <text:p>5,691541589</text:p>
          </table:table-cell>
          <table:table-cell office:value-type="float" office:value="0.49586646068232398" table:style-name="ce1">
            <text:p>0,495866461</text:p>
          </table:table-cell>
          <table:table-cell office:value-type="float" office:value="-1.3969467634794801" table:style-name="ce1">
            <text:p>-1,396946763</text:p>
          </table:table-cell>
          <table:table-cell office:value-type="float" office:value="0.279332606343277" table:style-name="ce1">
            <text:p>0,27933260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67601725924753" table:style-name="ce1">
            <text:p>5,676017259</text:p>
          </table:table-cell>
          <table:table-cell office:value-type="float" office:value="0.49755301104326699" table:style-name="ce1">
            <text:p>0,497553011</text:p>
          </table:table-cell>
          <table:table-cell office:value-type="float" office:value="-1.40294535126764" table:style-name="ce1">
            <text:p>-1,402945351</text:p>
          </table:table-cell>
          <table:table-cell office:value-type="float" office:value="0.27981947384184802" table:style-name="ce1">
            <text:p>0,279819474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5.6776764234239501" table:style-name="ce1">
            <text:p>5,677676423</text:p>
          </table:table-cell>
          <table:table-cell office:value-type="float" office:value="0.49640494903041599" table:style-name="ce1">
            <text:p>0,496404949</text:p>
          </table:table-cell>
          <table:table-cell office:value-type="float" office:value="-1.39864096323312" table:style-name="ce1">
            <text:p>-1,398640963</text:p>
          </table:table-cell>
          <table:table-cell office:value-type="float" office:value="0.27614526179214499" table:style-name="ce1">
            <text:p>0,27614526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.6705475129626501" table:style-name="ce1">
            <text:p>5,670547513</text:p>
          </table:table-cell>
          <table:table-cell office:value-type="float" office:value="0.49575007982892999" table:style-name="ce1">
            <text:p>0,49575008</text:p>
          </table:table-cell>
          <table:table-cell office:value-type="float" office:value="-1.3953625905832101" table:style-name="ce1">
            <text:p>-1,395362591</text:p>
          </table:table-cell>
          <table:table-cell office:value-type="float" office:value="0.27813701960585901" table:style-name="ce1">
            <text:p>0,27813702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5.6442814686068097" table:style-name="ce1">
            <text:p>5,644281469</text:p>
          </table:table-cell>
          <table:table-cell office:value-type="float" office:value="0.497280204419908" table:style-name="ce1">
            <text:p>0,497280204</text:p>
          </table:table-cell>
          <table:table-cell office:value-type="float" office:value="-1.3993127699902801" table:style-name="ce1">
            <text:p>-1,39931277</text:p>
          </table:table-cell>
          <table:table-cell office:value-type="float" office:value="0.279139081826561" table:style-name="ce1">
            <text:p>0,27913908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6356844527612404" table:style-name="ce1">
            <text:p>5,635684453</text:p>
          </table:table-cell>
          <table:table-cell office:value-type="float" office:value="0.49688773488522298" table:style-name="ce1">
            <text:p>0,496887735</text:p>
          </table:table-cell>
          <table:table-cell office:value-type="float" office:value="-1.3936558743932099" table:style-name="ce1">
            <text:p>-1,393655874</text:p>
          </table:table-cell>
          <table:table-cell office:value-type="float" office:value="0.28190287634845201" table:style-name="ce1">
            <text:p>0,281902876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5.6205000226656603" table:style-name="ce1">
            <text:p>5,620500023</text:p>
          </table:table-cell>
          <table:table-cell office:value-type="float" office:value="0.496858319562273" table:style-name="ce1">
            <text:p>0,49685832</text:p>
          </table:table-cell>
          <table:table-cell office:value-type="float" office:value="-1.3940230641411799" table:style-name="ce1">
            <text:p>-1,394023064</text:p>
          </table:table-cell>
          <table:table-cell office:value-type="float" office:value="0.27936139363662399" table:style-name="ce1">
            <text:p>0,27936139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.6102135576089296" table:style-name="ce1">
            <text:p>5,610213558</text:p>
          </table:table-cell>
          <table:table-cell office:value-type="float" office:value="0.49726854408326598" table:style-name="ce1">
            <text:p>0,497268544</text:p>
          </table:table-cell>
          <table:table-cell office:value-type="float" office:value="-1.3984307122742199" table:style-name="ce1">
            <text:p>-1,398430712</text:p>
          </table:table-cell>
          <table:table-cell office:value-type="float" office:value="0.27541095364524898" table:style-name="ce1">
            <text:p>0,275410954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5.6125551864027603" table:style-name="ce1">
            <text:p>5,612555186</text:p>
          </table:table-cell>
          <table:table-cell office:value-type="float" office:value="0.49755128309782498" table:style-name="ce1">
            <text:p>0,497551283</text:p>
          </table:table-cell>
          <table:table-cell office:value-type="float" office:value="-1.3963692831185299" table:style-name="ce1">
            <text:p>-1,396369283</text:p>
          </table:table-cell>
          <table:table-cell office:value-type="float" office:value="0.27945265985339302" table:style-name="ce1">
            <text:p>0,27945266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6091912803067503" table:style-name="ce1">
            <text:p>5,60919128</text:p>
          </table:table-cell>
          <table:table-cell office:value-type="float" office:value="0.49671484995342302" table:style-name="ce1">
            <text:p>0,49671485</text:p>
          </table:table-cell>
          <table:table-cell office:value-type="float" office:value="-1.3943142539361799" table:style-name="ce1">
            <text:p>-1,394314254</text:p>
          </table:table-cell>
          <table:table-cell office:value-type="float" office:value="0.27554079018913402" table:style-name="ce1">
            <text:p>0,27554079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5.6127509332218102" table:style-name="ce1">
            <text:p>5,612750933</text:p>
          </table:table-cell>
          <table:table-cell office:value-type="float" office:value="0.49612469557293098" table:style-name="ce1">
            <text:p>0,496124696</text:p>
          </table:table-cell>
          <table:table-cell office:value-type="float" office:value="-1.3903417756574501" table:style-name="ce1">
            <text:p>-1,390341776</text:p>
          </table:table-cell>
          <table:table-cell office:value-type="float" office:value="0.27797695375142201" table:style-name="ce1">
            <text:p>0,27797695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6114943401920101" table:style-name="ce1">
            <text:p>5,61149434</text:p>
          </table:table-cell>
          <table:table-cell office:value-type="float" office:value="0.497975234845563" table:style-name="ce1">
            <text:p>0,497975235</text:p>
          </table:table-cell>
          <table:table-cell office:value-type="float" office:value="-1.39839487710629" table:style-name="ce1">
            <text:p>-1,398394877</text:p>
          </table:table-cell>
          <table:table-cell office:value-type="float" office:value="0.277788855339756" table:style-name="ce1">
            <text:p>0,277788855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5.60481438973859" table:style-name="ce1">
            <text:p>5,60481439</text:p>
          </table:table-cell>
          <table:table-cell office:value-type="float" office:value="0.49734020809863699" table:style-name="ce1">
            <text:p>0,497340208</text:p>
          </table:table-cell>
          <table:table-cell office:value-type="float" office:value="-1.3952374170528601" table:style-name="ce1">
            <text:p>-1,395237417</text:p>
          </table:table-cell>
          <table:table-cell office:value-type="float" office:value="0.27888878934845701" table:style-name="ce1">
            <text:p>0,27888878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.5893125033722102" table:style-name="ce1">
            <text:p>5,589312503</text:p>
          </table:table-cell>
          <table:table-cell office:value-type="float" office:value="0.49821659277728397" table:style-name="ce1">
            <text:p>0,498216593</text:p>
          </table:table-cell>
          <table:table-cell office:value-type="float" office:value="-1.39489091931431" table:style-name="ce1">
            <text:p>-1,394890919</text:p>
          </table:table-cell>
          <table:table-cell office:value-type="float" office:value="0.28111178926674502" table:style-name="ce1">
            <text:p>0,281111789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5.60352478450036" table:style-name="ce1">
            <text:p>5,603524785</text:p>
          </table:table-cell>
          <table:table-cell office:value-type="float" office:value="0.49822604769418799" table:style-name="ce1">
            <text:p>0,498226048</text:p>
          </table:table-cell>
          <table:table-cell office:value-type="float" office:value="-1.39877327224929" table:style-name="ce1">
            <text:p>-1,398773272</text:p>
          </table:table-cell>
          <table:table-cell office:value-type="float" office:value="0.279388518999862" table:style-name="ce1">
            <text:p>0,279388519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58977569106868" table:style-name="ce1">
            <text:p>5,589775691</text:p>
          </table:table-cell>
          <table:table-cell office:value-type="float" office:value="0.49810587219922497" table:style-name="ce1">
            <text:p>0,498105872</text:p>
          </table:table-cell>
          <table:table-cell office:value-type="float" office:value="-1.3996859267363699" table:style-name="ce1">
            <text:p>-1,399685927</text:p>
          </table:table-cell>
          <table:table-cell office:value-type="float" office:value="0.27534761230549298" table:style-name="ce1">
            <text:p>0,275347612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5.5928603612844396" table:style-name="ce1">
            <text:p>5,592860361</text:p>
          </table:table-cell>
          <table:table-cell office:value-type="float" office:value="0.49827644602933002" table:style-name="ce1">
            <text:p>0,498276446</text:p>
          </table:table-cell>
          <table:table-cell office:value-type="float" office:value="-1.4001349442636699" table:style-name="ce1">
            <text:p>-1,400134944</text:p>
          </table:table-cell>
          <table:table-cell office:value-type="float" office:value="0.27740458809987301" table:style-name="ce1">
            <text:p>0,27740458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.6094496802123697" table:style-name="ce1">
            <text:p>5,60944968</text:p>
          </table:table-cell>
          <table:table-cell office:value-type="float" office:value="0.49814011700955402" table:style-name="ce1">
            <text:p>0,498140117</text:p>
          </table:table-cell>
          <table:table-cell office:value-type="float" office:value="-1.3992200370274499" table:style-name="ce1">
            <text:p>-1,399220037</text:p>
          </table:table-cell>
          <table:table-cell office:value-type="float" office:value="0.27776066411655997" table:style-name="ce1">
            <text:p>0,277760664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5.5953301992904496" table:style-name="ce1">
            <text:p>5,595330199</text:p>
          </table:table-cell>
          <table:table-cell office:value-type="float" office:value="0.498421072183442" table:style-name="ce1">
            <text:p>0,498421072</text:p>
          </table:table-cell>
          <table:table-cell office:value-type="float" office:value="-1.4031439698330599" table:style-name="ce1">
            <text:p>-1,40314397</text:p>
          </table:table-cell>
          <table:table-cell office:value-type="float" office:value="0.27689934406161298" table:style-name="ce1">
            <text:p>0,27689934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.58586169366116" table:style-name="ce1">
            <text:p>5,585861694</text:p>
          </table:table-cell>
          <table:table-cell office:value-type="float" office:value="0.49790217843037199" table:style-name="ce1">
            <text:p>0,497902178</text:p>
          </table:table-cell>
          <table:table-cell office:value-type="float" office:value="-1.3912460680107901" table:style-name="ce1">
            <text:p>-1,391246068</text:p>
          </table:table-cell>
          <table:table-cell office:value-type="float" office:value="0.28168410973428198" table:style-name="ce1">
            <text:p>0,28168411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5.6053496893466903" table:style-name="ce1">
            <text:p>5,605349689</text:p>
          </table:table-cell>
          <table:table-cell office:value-type="float" office:value="0.49787332549240498" table:style-name="ce1">
            <text:p>0,497873325</text:p>
          </table:table-cell>
          <table:table-cell office:value-type="float" office:value="-1.3954549649169601" table:style-name="ce1">
            <text:p>-1,395454965</text:p>
          </table:table-cell>
          <table:table-cell office:value-type="float" office:value="0.28098501534404002" table:style-name="ce1">
            <text:p>0,28098501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5881774757973597" table:style-name="ce1">
            <text:p>5,588177476</text:p>
          </table:table-cell>
          <table:table-cell office:value-type="float" office:value="0.49870367972117202" table:style-name="ce1">
            <text:p>0,49870368</text:p>
          </table:table-cell>
          <table:table-cell office:value-type="float" office:value="-1.3947225626045601" table:style-name="ce1">
            <text:p>-1,394722563</text:p>
          </table:table-cell>
          <table:table-cell office:value-type="float" office:value="0.28223550038724698" table:style-name="ce1">
            <text:p>0,2822355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5.5771873407605304" table:style-name="ce1">
            <text:p>5,577187341</text:p>
          </table:table-cell>
          <table:table-cell office:value-type="float" office:value="0.49856256356089601" table:style-name="ce1">
            <text:p>0,498562564</text:p>
          </table:table-cell>
          <table:table-cell office:value-type="float" office:value="-1.3971160020272" table:style-name="ce1">
            <text:p>-1,397116002</text:p>
          </table:table-cell>
          <table:table-cell office:value-type="float" office:value="0.27886545617560499" table:style-name="ce1">
            <text:p>0,278865456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5817542972557499" table:style-name="ce1">
            <text:p>5,581754297</text:p>
          </table:table-cell>
          <table:table-cell office:value-type="float" office:value="0.49898992017307697" table:style-name="ce1">
            <text:p>0,49898992</text:p>
          </table:table-cell>
          <table:table-cell office:value-type="float" office:value="-1.39917295326628" table:style-name="ce1">
            <text:p>-1,399172953</text:p>
          </table:table-cell>
          <table:table-cell office:value-type="float" office:value="0.27764912024277699" table:style-name="ce1">
            <text:p>0,27764912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5.58919497927186" table:style-name="ce1">
            <text:p>5,589194979</text:p>
          </table:table-cell>
          <table:table-cell office:value-type="float" office:value="0.49969335574736401" table:style-name="ce1">
            <text:p>0,499693356</text:p>
          </table:table-cell>
          <table:table-cell office:value-type="float" office:value="-1.40253641401233" table:style-name="ce1">
            <text:p>-1,402536414</text:p>
          </table:table-cell>
          <table:table-cell office:value-type="float" office:value="0.27749843011805903" table:style-name="ce1">
            <text:p>0,27749843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.5900129853983902" table:style-name="ce1">
            <text:p>5,590012985</text:p>
          </table:table-cell>
          <table:table-cell office:value-type="float" office:value="0.49893098512349898" table:style-name="ce1">
            <text:p>0,498930985</text:p>
          </table:table-cell>
          <table:table-cell office:value-type="float" office:value="-1.39436948907751" table:style-name="ce1">
            <text:p>-1,394369489</text:p>
          </table:table-cell>
          <table:table-cell office:value-type="float" office:value="0.28396531491455701" table:style-name="ce1">
            <text:p>0,283965315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5.6070007821877601" table:style-name="ce1">
            <text:p>5,607000782</text:p>
          </table:table-cell>
          <table:table-cell office:value-type="float" office:value="0.49889495305528703" table:style-name="ce1">
            <text:p>0,498894953</text:p>
          </table:table-cell>
          <table:table-cell office:value-type="float" office:value="-1.3980023608052501" table:style-name="ce1">
            <text:p>-1,398002361</text:p>
          </table:table-cell>
          <table:table-cell office:value-type="float" office:value="0.28012153811894702" table:style-name="ce1">
            <text:p>0,28012153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.5700136718371001" table:style-name="ce1">
            <text:p>5,570013672</text:p>
          </table:table-cell>
          <table:table-cell office:value-type="float" office:value="0.498673643842033" table:style-name="ce1">
            <text:p>0,498673644</text:p>
          </table:table-cell>
          <table:table-cell office:value-type="float" office:value="-1.3943159986689999" table:style-name="ce1">
            <text:p>-1,394315999</text:p>
          </table:table-cell>
          <table:table-cell office:value-type="float" office:value="0.27939522819462298" table:style-name="ce1">
            <text:p>0,279395228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5.5669514424208399" table:style-name="ce1">
            <text:p>5,566951442</text:p>
          </table:table-cell>
          <table:table-cell office:value-type="float" office:value="0.498870742398484" table:style-name="ce1">
            <text:p>0,498870742</text:p>
          </table:table-cell>
          <table:table-cell office:value-type="float" office:value="-1.3953634900543599" table:style-name="ce1">
            <text:p>-1,39536349</text:p>
          </table:table-cell>
          <table:table-cell office:value-type="float" office:value="0.28079578872938799" table:style-name="ce1">
            <text:p>0,28079578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5797332698197701" table:style-name="ce1">
            <text:p>5,57973327</text:p>
          </table:table-cell>
          <table:table-cell office:value-type="float" office:value="0.49774423551647001" table:style-name="ce1">
            <text:p>0,497744236</text:p>
          </table:table-cell>
          <table:table-cell office:value-type="float" office:value="-1.39828012068275" table:style-name="ce1">
            <text:p>-1,398280121</text:p>
          </table:table-cell>
          <table:table-cell office:value-type="float" office:value="0.27753729781220499" table:style-name="ce1">
            <text:p>0,277537298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5.5730318370261198" table:style-name="ce1">
            <text:p>5,573031837</text:p>
          </table:table-cell>
          <table:table-cell office:value-type="float" office:value="0.49792998263764499" table:style-name="ce1">
            <text:p>0,497929983</text:p>
          </table:table-cell>
          <table:table-cell office:value-type="float" office:value="-1.3952150182714" table:style-name="ce1">
            <text:p>-1,395215018</text:p>
          </table:table-cell>
          <table:table-cell office:value-type="float" office:value="0.27883271129711101" table:style-name="ce1">
            <text:p>0,27883271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.5495870787333299" table:style-name="ce1">
            <text:p>5,549587079</text:p>
          </table:table-cell>
          <table:table-cell office:value-type="float" office:value="0.497487462686444" table:style-name="ce1">
            <text:p>0,497487463</text:p>
          </table:table-cell>
          <table:table-cell office:value-type="float" office:value="-1.39338185255237" table:style-name="ce1">
            <text:p>-1,393381853</text:p>
          </table:table-cell>
          <table:table-cell office:value-type="float" office:value="0.27804007472381498" table:style-name="ce1">
            <text:p>0,278040075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5.5450343019727297" table:style-name="ce1">
            <text:p>5,545034302</text:p>
          </table:table-cell>
          <table:table-cell office:value-type="float" office:value="0.49879426425282197" table:style-name="ce1">
            <text:p>0,498794264</text:p>
          </table:table-cell>
          <table:table-cell office:value-type="float" office:value="-1.3959588638376099" table:style-name="ce1">
            <text:p>-1,395958864</text:p>
          </table:table-cell>
          <table:table-cell office:value-type="float" office:value="0.278916939194849" table:style-name="ce1">
            <text:p>0,27891693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5285294054020699" table:style-name="ce1">
            <text:p>5,528529405</text:p>
          </table:table-cell>
          <table:table-cell office:value-type="float" office:value="0.49991546192713798" table:style-name="ce1">
            <text:p>0,499915462</text:p>
          </table:table-cell>
          <table:table-cell office:value-type="float" office:value="-1.3994703876792201" table:style-name="ce1">
            <text:p>-1,399470388</text:p>
          </table:table-cell>
          <table:table-cell office:value-type="float" office:value="0.278740684275887" table:style-name="ce1">
            <text:p>0,278740684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5.5161224800113899" table:style-name="ce1">
            <text:p>5,51612248</text:p>
          </table:table-cell>
          <table:table-cell office:value-type="float" office:value="0.50027928964430302" table:style-name="ce1">
            <text:p>0,50027929</text:p>
          </table:table-cell>
          <table:table-cell office:value-type="float" office:value="-1.3983992485271" table:style-name="ce1">
            <text:p>-1,398399249</text:p>
          </table:table-cell>
          <table:table-cell office:value-type="float" office:value="0.28034767284319501" table:style-name="ce1">
            <text:p>0,28034767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.5339856594700496" table:style-name="ce1">
            <text:p>5,533985659</text:p>
          </table:table-cell>
          <table:table-cell office:value-type="float" office:value="0.499695320362601" table:style-name="ce1">
            <text:p>0,49969532</text:p>
          </table:table-cell>
          <table:table-cell office:value-type="float" office:value="-1.4021180208900099" table:style-name="ce1">
            <text:p>-1,402118021</text:p>
          </table:table-cell>
          <table:table-cell office:value-type="float" office:value="0.27949522127535797" table:style-name="ce1">
            <text:p>0,279495221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5.5065745190905702" table:style-name="ce1">
            <text:p>5,506574519</text:p>
          </table:table-cell>
          <table:table-cell office:value-type="float" office:value="0.50028746234072496" table:style-name="ce1">
            <text:p>0,500287462</text:p>
          </table:table-cell>
          <table:table-cell office:value-type="float" office:value="-1.39552815544506" table:style-name="ce1">
            <text:p>-1,395528155</text:p>
          </table:table-cell>
          <table:table-cell office:value-type="float" office:value="0.28263988534095302" table:style-name="ce1">
            <text:p>0,28263988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.5197238910683302" table:style-name="ce1">
            <text:p>5,519723891</text:p>
          </table:table-cell>
          <table:table-cell office:value-type="float" office:value="0.50058075248119205" table:style-name="ce1">
            <text:p>0,500580752</text:p>
          </table:table-cell>
          <table:table-cell office:value-type="float" office:value="-1.40253629698164" table:style-name="ce1">
            <text:p>-1,402536297</text:p>
          </table:table-cell>
          <table:table-cell office:value-type="float" office:value="0.27866816112413501" table:style-name="ce1">
            <text:p>0,278668161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5.5124210693336098" table:style-name="ce1">
            <text:p>5,512421069</text:p>
          </table:table-cell>
          <table:table-cell office:value-type="float" office:value="0.50014927177476598" table:style-name="ce1">
            <text:p>0,500149272</text:p>
          </table:table-cell>
          <table:table-cell office:value-type="float" office:value="-1.3973170291682599" table:style-name="ce1">
            <text:p>-1,397317029</text:p>
          </table:table-cell>
          <table:table-cell office:value-type="float" office:value="0.279332695078994" table:style-name="ce1">
            <text:p>0,27933269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4873735885743899" table:style-name="ce1">
            <text:p>5,487373589</text:p>
          </table:table-cell>
          <table:table-cell office:value-type="float" office:value="0.50059645772041095" table:style-name="ce1">
            <text:p>0,500596458</text:p>
          </table:table-cell>
          <table:table-cell office:value-type="float" office:value="-1.39306343472488" table:style-name="ce1">
            <text:p>-1,393063435</text:p>
          </table:table-cell>
          <table:table-cell office:value-type="float" office:value="0.28351213440885598" table:style-name="ce1">
            <text:p>0,283512134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5.4946632079117999" table:style-name="ce1">
            <text:p>5,494663208</text:p>
          </table:table-cell>
          <table:table-cell office:value-type="float" office:value="0.50071150472242898" table:style-name="ce1">
            <text:p>0,500711505</text:p>
          </table:table-cell>
          <table:table-cell office:value-type="float" office:value="-1.3997549594899199" table:style-name="ce1">
            <text:p>-1,399754959</text:p>
          </table:table-cell>
          <table:table-cell office:value-type="float" office:value="0.276684240016912" table:style-name="ce1">
            <text:p>0,27668424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.5030460250205699" table:style-name="ce1">
            <text:p>5,503046025</text:p>
          </table:table-cell>
          <table:table-cell office:value-type="float" office:value="0.50092085937377395" table:style-name="ce1">
            <text:p>0,500920859</text:p>
          </table:table-cell>
          <table:table-cell office:value-type="float" office:value="-1.4008642131962401" table:style-name="ce1">
            <text:p>-1,400864213</text:p>
          </table:table-cell>
          <table:table-cell office:value-type="float" office:value="0.27949094009064301" table:style-name="ce1">
            <text:p>0,27949094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5.4792798384277202" table:style-name="ce1">
            <text:p>5,479279838</text:p>
          </table:table-cell>
          <table:table-cell office:value-type="float" office:value="0.50137092151631202" table:style-name="ce1">
            <text:p>0,501370922</text:p>
          </table:table-cell>
          <table:table-cell office:value-type="float" office:value="-1.39910299891565" table:style-name="ce1">
            <text:p>-1,399102999</text:p>
          </table:table-cell>
          <table:table-cell office:value-type="float" office:value="0.281556365755953" table:style-name="ce1">
            <text:p>0,281556366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49169627891151" table:style-name="ce1">
            <text:p>5,491696279</text:p>
          </table:table-cell>
          <table:table-cell office:value-type="float" office:value="0.49936763834593301" table:style-name="ce1">
            <text:p>0,499367638</text:p>
          </table:table-cell>
          <table:table-cell office:value-type="float" office:value="-1.3865871333041799" table:style-name="ce1">
            <text:p>-1,386587133</text:p>
          </table:table-cell>
          <table:table-cell office:value-type="float" office:value="0.28516985366709502" table:style-name="ce1">
            <text:p>0,285169854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5.4853115244163204" table:style-name="ce1">
            <text:p>5,485311524</text:p>
          </table:table-cell>
          <table:table-cell office:value-type="float" office:value="0.50098884049127401" table:style-name="ce1">
            <text:p>0,50098884</text:p>
          </table:table-cell>
          <table:table-cell office:value-type="float" office:value="-1.3966011632028199" table:style-name="ce1">
            <text:p>-1,396601163</text:p>
          </table:table-cell>
          <table:table-cell office:value-type="float" office:value="0.28161743956958102" table:style-name="ce1">
            <text:p>0,28161744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49822924602719" table:style-name="ce1">
            <text:p>5,498229246</text:p>
          </table:table-cell>
          <table:table-cell office:value-type="float" office:value="0.50037726000242599" table:style-name="ce1">
            <text:p>0,50037726</text:p>
          </table:table-cell>
          <table:table-cell office:value-type="float" office:value="-1.3981214459959199" table:style-name="ce1">
            <text:p>-1,398121446</text:p>
          </table:table-cell>
          <table:table-cell office:value-type="float" office:value="0.27934457157037201" table:style-name="ce1">
            <text:p>0,279344572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5.4906899919761898" table:style-name="ce1">
            <text:p>5,490689992</text:p>
          </table:table-cell>
          <table:table-cell office:value-type="float" office:value="0.50055844138276095" table:style-name="ce1">
            <text:p>0,500558441</text:p>
          </table:table-cell>
          <table:table-cell office:value-type="float" office:value="-1.3959052824623099" table:style-name="ce1">
            <text:p>-1,395905282</text:p>
          </table:table-cell>
          <table:table-cell office:value-type="float" office:value="0.28094285403413799" table:style-name="ce1">
            <text:p>0,280942854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.4905153738298997" table:style-name="ce1">
            <text:p>5,490515374</text:p>
          </table:table-cell>
          <table:table-cell office:value-type="float" office:value="0.50036112107217101" table:style-name="ce1">
            <text:p>0,500361121</text:p>
          </table:table-cell>
          <table:table-cell office:value-type="float" office:value="-1.3978744501967699" table:style-name="ce1">
            <text:p>-1,39787445</text:p>
          </table:table-cell>
          <table:table-cell office:value-type="float" office:value="0.27808607117956402" table:style-name="ce1">
            <text:p>0,278086071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5.4841863260474302" table:style-name="ce1">
            <text:p>5,484186326</text:p>
          </table:table-cell>
          <table:table-cell office:value-type="float" office:value="0.50108780320431701" table:style-name="ce1">
            <text:p>0,501087803</text:p>
          </table:table-cell>
          <table:table-cell office:value-type="float" office:value="-1.4004820534300499" table:style-name="ce1">
            <text:p>-1,400482053</text:p>
          </table:table-cell>
          <table:table-cell office:value-type="float" office:value="0.278277796404102" table:style-name="ce1">
            <text:p>0,278277796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4625890547343099" table:style-name="ce1">
            <text:p>5,462589055</text:p>
          </table:table-cell>
          <table:table-cell office:value-type="float" office:value="0.50168964063896204" table:style-name="ce1">
            <text:p>0,501689641</text:p>
          </table:table-cell>
          <table:table-cell office:value-type="float" office:value="-1.39558378440144" table:style-name="ce1">
            <text:p>-1,395583784</text:p>
          </table:table-cell>
          <table:table-cell office:value-type="float" office:value="0.28082144990566599" table:style-name="ce1">
            <text:p>0,28082145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5.4667644281440797" table:style-name="ce1">
            <text:p>5,466764428</text:p>
          </table:table-cell>
          <table:table-cell office:value-type="float" office:value="0.50175630903420498" table:style-name="ce1">
            <text:p>0,501756309</text:p>
          </table:table-cell>
          <table:table-cell office:value-type="float" office:value="-1.3953375181421701" table:style-name="ce1">
            <text:p>-1,395337518</text:p>
          </table:table-cell>
          <table:table-cell office:value-type="float" office:value="0.283604529044233" table:style-name="ce1">
            <text:p>0,28360452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.47365512217179" table:style-name="ce1">
            <text:p>5,473655122</text:p>
          </table:table-cell>
          <table:table-cell office:value-type="float" office:value="0.50217345253424195" table:style-name="ce1">
            <text:p>0,502173453</text:p>
          </table:table-cell>
          <table:table-cell office:value-type="float" office:value="-1.4000657549361999" table:style-name="ce1">
            <text:p>-1,400065755</text:p>
          </table:table-cell>
          <table:table-cell office:value-type="float" office:value="0.280259739734256" table:style-name="ce1">
            <text:p>0,28025974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5.4847497667983403" table:style-name="ce1">
            <text:p>5,484749767</text:p>
          </table:table-cell>
          <table:table-cell office:value-type="float" office:value="0.50090489569636698" table:style-name="ce1">
            <text:p>0,500904896</text:p>
          </table:table-cell>
          <table:table-cell office:value-type="float" office:value="-1.39749649591759" table:style-name="ce1">
            <text:p>-1,397496496</text:p>
          </table:table-cell>
          <table:table-cell office:value-type="float" office:value="0.27976216342457899" table:style-name="ce1">
            <text:p>0,279762163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.4841000431675004" table:style-name="ce1">
            <text:p>5,484100043</text:p>
          </table:table-cell>
          <table:table-cell office:value-type="float" office:value="0.50090078133738003" table:style-name="ce1">
            <text:p>0,500900781</text:p>
          </table:table-cell>
          <table:table-cell office:value-type="float" office:value="-1.3983470096227799" table:style-name="ce1">
            <text:p>-1,39834701</text:p>
          </table:table-cell>
          <table:table-cell office:value-type="float" office:value="0.283790519337622" table:style-name="ce1">
            <text:p>0,283790519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5.4798918461798198" table:style-name="ce1">
            <text:p>5,479891846</text:p>
          </table:table-cell>
          <table:table-cell office:value-type="float" office:value="0.50102270721445996" table:style-name="ce1">
            <text:p>0,501022707</text:p>
          </table:table-cell>
          <table:table-cell office:value-type="float" office:value="-1.3960714529615701" table:style-name="ce1">
            <text:p>-1,396071453</text:p>
          </table:table-cell>
          <table:table-cell office:value-type="float" office:value="0.28035429691885899" table:style-name="ce1">
            <text:p>0,28035429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.4983273561678097" table:style-name="ce1">
            <text:p>5,498327356</text:p>
          </table:table-cell>
          <table:table-cell office:value-type="float" office:value="0.499411469968077" table:style-name="ce1">
            <text:p>0,49941147</text:p>
          </table:table-cell>
          <table:table-cell office:value-type="float" office:value="-1.38713515445181" table:style-name="ce1">
            <text:p>-1,387135154</text:p>
          </table:table-cell>
          <table:table-cell office:value-type="float" office:value="0.28247649708253397" table:style-name="ce1">
            <text:p>0,282476497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5.5165725655595796" table:style-name="ce1">
            <text:p>5,516572566</text:p>
          </table:table-cell>
          <table:table-cell office:value-type="float" office:value="0.50090031477270502" table:style-name="ce1">
            <text:p>0,500900315</text:p>
          </table:table-cell>
          <table:table-cell office:value-type="float" office:value="-1.40054456128365" table:style-name="ce1">
            <text:p>-1,400544561</text:p>
          </table:table-cell>
          <table:table-cell office:value-type="float" office:value="0.27898508446947101" table:style-name="ce1">
            <text:p>0,27898508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.4943532344471198" table:style-name="ce1">
            <text:p>5,494353234</text:p>
          </table:table-cell>
          <table:table-cell office:value-type="float" office:value="0.501261023617246" table:style-name="ce1">
            <text:p>0,501261024</text:p>
          </table:table-cell>
          <table:table-cell office:value-type="float" office:value="-1.39835273987247" table:style-name="ce1">
            <text:p>-1,39835274</text:p>
          </table:table-cell>
          <table:table-cell office:value-type="float" office:value="0.28150008853806702" table:style-name="ce1">
            <text:p>0,281500089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5.49059043665366" table:style-name="ce1">
            <text:p>5,490590437</text:p>
          </table:table-cell>
          <table:table-cell office:value-type="float" office:value="0.50067656813720496" table:style-name="ce1">
            <text:p>0,500676568</text:p>
          </table:table-cell>
          <table:table-cell office:value-type="float" office:value="-1.3965777757192099" table:style-name="ce1">
            <text:p>-1,396577776</text:p>
          </table:table-cell>
          <table:table-cell office:value-type="float" office:value="0.280893795942527" table:style-name="ce1">
            <text:p>0,28089379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5051243791559497" table:style-name="ce1">
            <text:p>5,505124379</text:p>
          </table:table-cell>
          <table:table-cell office:value-type="float" office:value="0.50023918260664102" table:style-name="ce1">
            <text:p>0,500239183</text:p>
          </table:table-cell>
          <table:table-cell office:value-type="float" office:value="-1.39670415126531" table:style-name="ce1">
            <text:p>-1,396704151</text:p>
          </table:table-cell>
          <table:table-cell office:value-type="float" office:value="0.27998514540744102" table:style-name="ce1">
            <text:p>0,279985145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5.4765039704437202" table:style-name="ce1">
            <text:p>5,47650397</text:p>
          </table:table-cell>
          <table:table-cell office:value-type="float" office:value="0.50141489438612097" table:style-name="ce1">
            <text:p>0,501414894</text:p>
          </table:table-cell>
          <table:table-cell office:value-type="float" office:value="-1.3983256032907101" table:style-name="ce1">
            <text:p>-1,398325603</text:p>
          </table:table-cell>
          <table:table-cell office:value-type="float" office:value="0.27945584303357901" table:style-name="ce1">
            <text:p>0,279455843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4676897709979304" table:style-name="ce1">
            <text:p>5,467689771</text:p>
          </table:table-cell>
          <table:table-cell office:value-type="float" office:value="0.50189147324884398" table:style-name="ce1">
            <text:p>0,501891473</text:p>
          </table:table-cell>
          <table:table-cell office:value-type="float" office:value="-1.39764254541378" table:style-name="ce1">
            <text:p>-1,397642545</text:p>
          </table:table-cell>
          <table:table-cell office:value-type="float" office:value="0.28134183899454601" table:style-name="ce1">
            <text:p>0,281341839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5.4573988450708697" table:style-name="ce1">
            <text:p>5,457398845</text:p>
          </table:table-cell>
          <table:table-cell office:value-type="float" office:value="0.50191604717779403" table:style-name="ce1">
            <text:p>0,501916047</text:p>
          </table:table-cell>
          <table:table-cell office:value-type="float" office:value="-1.3937467525092799" table:style-name="ce1">
            <text:p>-1,393746753</text:p>
          </table:table-cell>
          <table:table-cell office:value-type="float" office:value="0.28183357129589998" table:style-name="ce1">
            <text:p>0,28183357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.4287159036865003" table:style-name="ce1">
            <text:p>5,428715904</text:p>
          </table:table-cell>
          <table:table-cell office:value-type="float" office:value="0.50404974462624097" table:style-name="ce1">
            <text:p>0,504049745</text:p>
          </table:table-cell>
          <table:table-cell office:value-type="float" office:value="-1.4005947341662399" table:style-name="ce1">
            <text:p>-1,400594734</text:p>
          </table:table-cell>
          <table:table-cell office:value-type="float" office:value="0.28281344947155701" table:style-name="ce1">
            <text:p>0,282813449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5.4059094960007199" table:style-name="ce1">
            <text:p>5,405909496</text:p>
          </table:table-cell>
          <table:table-cell office:value-type="float" office:value="0.50287724658518895" table:style-name="ce1">
            <text:p>0,502877247</text:p>
          </table:table-cell>
          <table:table-cell office:value-type="float" office:value="-1.3968090932230399" table:style-name="ce1">
            <text:p>-1,396809093</text:p>
          </table:table-cell>
          <table:table-cell office:value-type="float" office:value="0.27915922530374898" table:style-name="ce1">
            <text:p>0,27915922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.4228194903861198" table:style-name="ce1">
            <text:p>5,42281949</text:p>
          </table:table-cell>
          <table:table-cell office:value-type="float" office:value="0.50324925437896195" table:style-name="ce1">
            <text:p>0,503249254</text:p>
          </table:table-cell>
          <table:table-cell office:value-type="float" office:value="-1.3957706753971" table:style-name="ce1">
            <text:p>-1,395770675</text:p>
          </table:table-cell>
          <table:table-cell office:value-type="float" office:value="0.28312144233617098" table:style-name="ce1">
            <text:p>0,283121442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5.4231655070516203" table:style-name="ce1">
            <text:p>5,423165507</text:p>
          </table:table-cell>
          <table:table-cell office:value-type="float" office:value="0.50270859018772596" table:style-name="ce1">
            <text:p>0,50270859</text:p>
          </table:table-cell>
          <table:table-cell office:value-type="float" office:value="-1.3984598565450801" table:style-name="ce1">
            <text:p>-1,398459857</text:p>
          </table:table-cell>
          <table:table-cell office:value-type="float" office:value="0.27968770707633001" table:style-name="ce1">
            <text:p>0,279687707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.4308636321476103" table:style-name="ce1">
            <text:p>5,430863632</text:p>
          </table:table-cell>
          <table:table-cell office:value-type="float" office:value="0.50245137568887899" table:style-name="ce1">
            <text:p>0,502451376</text:p>
          </table:table-cell>
          <table:table-cell office:value-type="float" office:value="-1.3919799823132799" table:style-name="ce1">
            <text:p>-1,391979982</text:p>
          </table:table-cell>
          <table:table-cell office:value-type="float" office:value="0.28314595778867502" table:style-name="ce1">
            <text:p>0,283145958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5.4156725166700497" table:style-name="ce1">
            <text:p>5,415672517</text:p>
          </table:table-cell>
          <table:table-cell office:value-type="float" office:value="0.50417802174813098" table:style-name="ce1">
            <text:p>0,504178022</text:p>
          </table:table-cell>
          <table:table-cell office:value-type="float" office:value="-1.40367079742695" table:style-name="ce1">
            <text:p>-1,403670797</text:p>
          </table:table-cell>
          <table:table-cell office:value-type="float" office:value="0.27692784090758499" table:style-name="ce1">
            <text:p>0,27692784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45271440279671" table:style-name="ce1">
            <text:p>5,452714403</text:p>
          </table:table-cell>
          <table:table-cell office:value-type="float" office:value="0.502199723430788" table:style-name="ce1">
            <text:p>0,502199723</text:p>
          </table:table-cell>
          <table:table-cell office:value-type="float" office:value="-1.39613677969212" table:style-name="ce1">
            <text:p>-1,39613678</text:p>
          </table:table-cell>
          <table:table-cell office:value-type="float" office:value="0.28198200882923502" table:style-name="ce1">
            <text:p>0,281982009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5.4245363871531804" table:style-name="ce1">
            <text:p>5,424536387</text:p>
          </table:table-cell>
          <table:table-cell office:value-type="float" office:value="0.503697620900043" table:style-name="ce1">
            <text:p>0,503697621</text:p>
          </table:table-cell>
          <table:table-cell office:value-type="float" office:value="-1.40047114888465" table:style-name="ce1">
            <text:p>-1,400471149</text:p>
          </table:table-cell>
          <table:table-cell office:value-type="float" office:value="0.28114233047172299" table:style-name="ce1">
            <text:p>0,2811423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.4465486255842803" table:style-name="ce1">
            <text:p>5,446548626</text:p>
          </table:table-cell>
          <table:table-cell office:value-type="float" office:value="0.502374522475588" table:style-name="ce1">
            <text:p>0,502374522</text:p>
          </table:table-cell>
          <table:table-cell office:value-type="float" office:value="-1.3949511914508901" table:style-name="ce1">
            <text:p>-1,394951191</text:p>
          </table:table-cell>
          <table:table-cell office:value-type="float" office:value="0.282319869434703" table:style-name="ce1">
            <text:p>0,282319869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5.4480630987352203" table:style-name="ce1">
            <text:p>5,448063099</text:p>
          </table:table-cell>
          <table:table-cell office:value-type="float" office:value="0.50207124715012597" table:style-name="ce1">
            <text:p>0,502071247</text:p>
          </table:table-cell>
          <table:table-cell office:value-type="float" office:value="-1.3950365979026" table:style-name="ce1">
            <text:p>-1,395036598</text:p>
          </table:table-cell>
          <table:table-cell office:value-type="float" office:value="0.281496490974391" table:style-name="ce1">
            <text:p>0,281496491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.4412021484191202" table:style-name="ce1">
            <text:p>5,441202148</text:p>
          </table:table-cell>
          <table:table-cell office:value-type="float" office:value="0.50285468605601802" table:style-name="ce1">
            <text:p>0,502854686</text:p>
          </table:table-cell>
          <table:table-cell office:value-type="float" office:value="-1.3941582962569601" table:style-name="ce1">
            <text:p>-1,394158296</text:p>
          </table:table-cell>
          <table:table-cell office:value-type="float" office:value="0.28565992353462999" table:style-name="ce1">
            <text:p>0,285659924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5.44663160441005" table:style-name="ce1">
            <text:p>5,446631604</text:p>
          </table:table-cell>
          <table:table-cell office:value-type="float" office:value="0.50176114986315401" table:style-name="ce1">
            <text:p>0,50176115</text:p>
          </table:table-cell>
          <table:table-cell office:value-type="float" office:value="-1.39252542607251" table:style-name="ce1">
            <text:p>-1,392525426</text:p>
          </table:table-cell>
          <table:table-cell office:value-type="float" office:value="0.28241754195708102" table:style-name="ce1">
            <text:p>0,282417542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.4487553783304596" table:style-name="ce1">
            <text:p>5,448755378</text:p>
          </table:table-cell>
          <table:table-cell office:value-type="float" office:value="0.503096695524481" table:style-name="ce1">
            <text:p>0,503096696</text:p>
          </table:table-cell>
          <table:table-cell office:value-type="float" office:value="-1.4001307582731299" table:style-name="ce1">
            <text:p>-1,400130758</text:p>
          </table:table-cell>
          <table:table-cell office:value-type="float" office:value="0.27846344912028298" table:style-name="ce1">
            <text:p>0,278463449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5.4391489311397399" table:style-name="ce1">
            <text:p>5,439148931</text:p>
          </table:table-cell>
          <table:table-cell office:value-type="float" office:value="0.50291567003107795" table:style-name="ce1">
            <text:p>0,50291567</text:p>
          </table:table-cell>
          <table:table-cell office:value-type="float" office:value="-1.3963535952453401" table:style-name="ce1">
            <text:p>-1,396353595</text:p>
          </table:table-cell>
          <table:table-cell office:value-type="float" office:value="0.28201061159295199" table:style-name="ce1">
            <text:p>0,28201061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4203455165006096" table:style-name="ce1">
            <text:p>5,420345517</text:p>
          </table:table-cell>
          <table:table-cell office:value-type="float" office:value="0.50356817601487802" table:style-name="ce1">
            <text:p>0,503568176</text:p>
          </table:table-cell>
          <table:table-cell office:value-type="float" office:value="-1.3931964642541199" table:style-name="ce1">
            <text:p>-1,393196464</text:p>
          </table:table-cell>
          <table:table-cell office:value-type="float" office:value="0.28308937192448302" table:style-name="ce1">
            <text:p>0,283089372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5.4218597699309399" table:style-name="ce1">
            <text:p>5,42185977</text:p>
          </table:table-cell>
          <table:table-cell office:value-type="float" office:value="0.50336967284907597" table:style-name="ce1">
            <text:p>0,503369673</text:p>
          </table:table-cell>
          <table:table-cell office:value-type="float" office:value="-1.3921364644423999" table:style-name="ce1">
            <text:p>-1,392136464</text:p>
          </table:table-cell>
          <table:table-cell office:value-type="float" office:value="0.284380130298788" table:style-name="ce1">
            <text:p>0,28438013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.4334429675469504" table:style-name="ce1">
            <text:p>5,433442968</text:p>
          </table:table-cell>
          <table:table-cell office:value-type="float" office:value="0.50370920918314799" table:style-name="ce1">
            <text:p>0,503709209</text:p>
          </table:table-cell>
          <table:table-cell office:value-type="float" office:value="-1.3989261641239299" table:style-name="ce1">
            <text:p>-1,398926164</text:p>
          </table:table-cell>
          <table:table-cell office:value-type="float" office:value="0.28072369471875902" table:style-name="ce1">
            <text:p>0,280723695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5.4282887116995404" table:style-name="ce1">
            <text:p>5,428288712</text:p>
          </table:table-cell>
          <table:table-cell office:value-type="float" office:value="0.50322039832082199" table:style-name="ce1">
            <text:p>0,503220398</text:p>
          </table:table-cell>
          <table:table-cell office:value-type="float" office:value="-1.3945187858977599" table:style-name="ce1">
            <text:p>-1,394518786</text:p>
          </table:table-cell>
          <table:table-cell office:value-type="float" office:value="0.28202861428366399" table:style-name="ce1">
            <text:p>0,28202861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.4088649935370503" table:style-name="ce1">
            <text:p>5,408864994</text:p>
          </table:table-cell>
          <table:table-cell office:value-type="float" office:value="0.50360110447147299" table:style-name="ce1">
            <text:p>0,503601104</text:p>
          </table:table-cell>
          <table:table-cell office:value-type="float" office:value="-1.39543846518835" table:style-name="ce1">
            <text:p>-1,395438465</text:p>
          </table:table-cell>
          <table:table-cell office:value-type="float" office:value="0.28039262468064502" table:style-name="ce1">
            <text:p>0,280392625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5.4309751735183598" table:style-name="ce1">
            <text:p>5,430975174</text:p>
          </table:table-cell>
          <table:table-cell office:value-type="float" office:value="0.50243503571776205" table:style-name="ce1">
            <text:p>0,502435036</text:p>
          </table:table-cell>
          <table:table-cell office:value-type="float" office:value="-1.3971378303931701" table:style-name="ce1">
            <text:p>-1,39713783</text:p>
          </table:table-cell>
          <table:table-cell office:value-type="float" office:value="0.278546781658703" table:style-name="ce1">
            <text:p>0,27854678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.4229102726929801" table:style-name="ce1">
            <text:p>5,422910273</text:p>
          </table:table-cell>
          <table:table-cell office:value-type="float" office:value="0.50431713388067501" table:style-name="ce1">
            <text:p>0,504317134</text:p>
          </table:table-cell>
          <table:table-cell office:value-type="float" office:value="-1.40587032129598" table:style-name="ce1">
            <text:p>-1,405870321</text:p>
          </table:table-cell>
          <table:table-cell office:value-type="float" office:value="0.27516303641061401" table:style-name="ce1">
            <text:p>0,275163036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5.4118963859727698" table:style-name="ce1">
            <text:p>5,411896386</text:p>
          </table:table-cell>
          <table:table-cell office:value-type="float" office:value="0.50352436869184902" table:style-name="ce1">
            <text:p>0,503524369</text:p>
          </table:table-cell>
          <table:table-cell office:value-type="float" office:value="-1.3960222242035001" table:style-name="ce1">
            <text:p>-1,396022224</text:p>
          </table:table-cell>
          <table:table-cell office:value-type="float" office:value="0.27964974496690997" table:style-name="ce1">
            <text:p>0,27964974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4227478250068097" table:style-name="ce1">
            <text:p>5,422747825</text:p>
          </table:table-cell>
          <table:table-cell office:value-type="float" office:value="0.50515451572264403" table:style-name="ce1">
            <text:p>0,505154516</text:p>
          </table:table-cell>
          <table:table-cell office:value-type="float" office:value="-1.4035287065727999" table:style-name="ce1">
            <text:p>-1,403528707</text:p>
          </table:table-cell>
          <table:table-cell office:value-type="float" office:value="0.27853949373619702" table:style-name="ce1">
            <text:p>0,278539494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5.4293102825286397" table:style-name="ce1">
            <text:p>5,429310283</text:p>
          </table:table-cell>
          <table:table-cell office:value-type="float" office:value="0.50328467790852005" table:style-name="ce1">
            <text:p>0,503284678</text:p>
          </table:table-cell>
          <table:table-cell office:value-type="float" office:value="-1.3962347098060599" table:style-name="ce1">
            <text:p>-1,39623471</text:p>
          </table:table-cell>
          <table:table-cell office:value-type="float" office:value="0.28108209632894199" table:style-name="ce1">
            <text:p>0,281082096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.4032610666193399" table:style-name="ce1">
            <text:p>5,403261067</text:p>
          </table:table-cell>
          <table:table-cell office:value-type="float" office:value="0.50440625585714305" table:style-name="ce1">
            <text:p>0,504406256</text:p>
          </table:table-cell>
          <table:table-cell office:value-type="float" office:value="-1.3964535981472199" table:style-name="ce1">
            <text:p>-1,396453598</text:p>
          </table:table-cell>
          <table:table-cell office:value-type="float" office:value="0.282124315082528" table:style-name="ce1">
            <text:p>0,282124315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5.3929486816221903" table:style-name="ce1">
            <text:p>5,392948682</text:p>
          </table:table-cell>
          <table:table-cell office:value-type="float" office:value="0.50440208311252199" table:style-name="ce1">
            <text:p>0,504402083</text:p>
          </table:table-cell>
          <table:table-cell office:value-type="float" office:value="-1.39833226833823" table:style-name="ce1">
            <text:p>-1,398332268</text:p>
          </table:table-cell>
          <table:table-cell office:value-type="float" office:value="0.28088812830533599" table:style-name="ce1">
            <text:p>0,28088812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.4104434416769696" table:style-name="ce1">
            <text:p>5,410443442</text:p>
          </table:table-cell>
          <table:table-cell office:value-type="float" office:value="0.50364944455069405" table:style-name="ce1">
            <text:p>0,503649445</text:p>
          </table:table-cell>
          <table:table-cell office:value-type="float" office:value="-1.3959156307134" table:style-name="ce1">
            <text:p>-1,395915631</text:p>
          </table:table-cell>
          <table:table-cell office:value-type="float" office:value="0.28059553733482301" table:style-name="ce1">
            <text:p>0,280595537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5.3986161900521497" table:style-name="ce1">
            <text:p>5,39861619</text:p>
          </table:table-cell>
          <table:table-cell office:value-type="float" office:value="0.50460812754113005" table:style-name="ce1">
            <text:p>0,504608128</text:p>
          </table:table-cell>
          <table:table-cell office:value-type="float" office:value="-1.39714682337633" table:style-name="ce1">
            <text:p>-1,397146823</text:p>
          </table:table-cell>
          <table:table-cell office:value-type="float" office:value="0.28201887956888" table:style-name="ce1">
            <text:p>0,28201888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.3873141242778999" table:style-name="ce1">
            <text:p>5,387314124</text:p>
          </table:table-cell>
          <table:table-cell office:value-type="float" office:value="0.50542541878492697" table:style-name="ce1">
            <text:p>0,505425419</text:p>
          </table:table-cell>
          <table:table-cell office:value-type="float" office:value="-1.3966927215230001" table:style-name="ce1">
            <text:p>-1,396692722</text:p>
          </table:table-cell>
          <table:table-cell office:value-type="float" office:value="0.28258921493086198" table:style-name="ce1">
            <text:p>0,282589215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5.4025464192728103" table:style-name="ce1">
            <text:p>5,402546419</text:p>
          </table:table-cell>
          <table:table-cell office:value-type="float" office:value="0.50372009186331301" table:style-name="ce1">
            <text:p>0,503720092</text:p>
          </table:table-cell>
          <table:table-cell office:value-type="float" office:value="-1.3920338615488199" table:style-name="ce1">
            <text:p>-1,392033862</text:p>
          </table:table-cell>
          <table:table-cell office:value-type="float" office:value="0.28687830691347299" table:style-name="ce1">
            <text:p>0,28687830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.37128506663118" table:style-name="ce1">
            <text:p>5,371285067</text:p>
          </table:table-cell>
          <table:table-cell office:value-type="float" office:value="0.50432742036545997" table:style-name="ce1">
            <text:p>0,50432742</text:p>
          </table:table-cell>
          <table:table-cell office:value-type="float" office:value="-1.3910289450305899" table:style-name="ce1">
            <text:p>-1,391028945</text:p>
          </table:table-cell>
          <table:table-cell office:value-type="float" office:value="0.28390142520331701" table:style-name="ce1">
            <text:p>0,283901425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5.36212729568269" table:style-name="ce1">
            <text:p>5,362127296</text:p>
          </table:table-cell>
          <table:table-cell office:value-type="float" office:value="0.50585045333056899" table:style-name="ce1">
            <text:p>0,505850453</text:p>
          </table:table-cell>
          <table:table-cell office:value-type="float" office:value="-1.3972371085626001" table:style-name="ce1">
            <text:p>-1,397237109</text:p>
          </table:table-cell>
          <table:table-cell office:value-type="float" office:value="0.28339037249194698" table:style-name="ce1">
            <text:p>0,283390372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.3432029715555602" table:style-name="ce1">
            <text:p>5,343202972</text:p>
          </table:table-cell>
          <table:table-cell office:value-type="float" office:value="0.50636420127458104" table:style-name="ce1">
            <text:p>0,506364201</text:p>
          </table:table-cell>
          <table:table-cell office:value-type="float" office:value="-1.3961916081151" table:style-name="ce1">
            <text:p>-1,396191608</text:p>
          </table:table-cell>
          <table:table-cell office:value-type="float" office:value="0.284012475485791" table:style-name="ce1">
            <text:p>0,284012475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5.3473275689313899" table:style-name="ce1">
            <text:p>5,347327569</text:p>
          </table:table-cell>
          <table:table-cell office:value-type="float" office:value="0.50550812226061503" table:style-name="ce1">
            <text:p>0,505508122</text:p>
          </table:table-cell>
          <table:table-cell office:value-type="float" office:value="-1.39448684776925" table:style-name="ce1">
            <text:p>-1,394486848</text:p>
          </table:table-cell>
          <table:table-cell office:value-type="float" office:value="0.28412672839417902" table:style-name="ce1">
            <text:p>0,28412672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.3306286075568003" table:style-name="ce1">
            <text:p>5,330628608</text:p>
          </table:table-cell>
          <table:table-cell office:value-type="float" office:value="0.50633495242715898" table:style-name="ce1">
            <text:p>0,506334952</text:p>
          </table:table-cell>
          <table:table-cell office:value-type="float" office:value="-1.396423297731" table:style-name="ce1">
            <text:p>-1,396423298</text:p>
          </table:table-cell>
          <table:table-cell office:value-type="float" office:value="0.28424837264466701" table:style-name="ce1">
            <text:p>0,284248373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5.3143349059746399" table:style-name="ce1">
            <text:p>5,314334906</text:p>
          </table:table-cell>
          <table:table-cell office:value-type="float" office:value="0.50760455724923903" table:style-name="ce1">
            <text:p>0,507604557</text:p>
          </table:table-cell>
          <table:table-cell office:value-type="float" office:value="-1.3998863972322" table:style-name="ce1">
            <text:p>-1,399886397</text:p>
          </table:table-cell>
          <table:table-cell office:value-type="float" office:value="0.28397974271431298" table:style-name="ce1">
            <text:p>0,28397974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.3090535315618697" table:style-name="ce1">
            <text:p>5,309053532</text:p>
          </table:table-cell>
          <table:table-cell office:value-type="float" office:value="0.50641710938912998" table:style-name="ce1">
            <text:p>0,506417109</text:p>
          </table:table-cell>
          <table:table-cell office:value-type="float" office:value="-1.3949271787423601" table:style-name="ce1">
            <text:p>-1,394927179</text:p>
          </table:table-cell>
          <table:table-cell office:value-type="float" office:value="0.28397263450823201" table:style-name="ce1">
            <text:p>0,283972635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5.3311830235006399" table:style-name="ce1">
            <text:p>5,331183024</text:p>
          </table:table-cell>
          <table:table-cell office:value-type="float" office:value="0.50665921597447106" table:style-name="ce1">
            <text:p>0,506659216</text:p>
          </table:table-cell>
          <table:table-cell office:value-type="float" office:value="-1.40083369156046" table:style-name="ce1">
            <text:p>-1,400833692</text:p>
          </table:table-cell>
          <table:table-cell office:value-type="float" office:value="0.28130093834991599" table:style-name="ce1">
            <text:p>0,28130093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.3372958355744302" table:style-name="ce1">
            <text:p>5,337295836</text:p>
          </table:table-cell>
          <table:table-cell office:value-type="float" office:value="0.50582344069086704" table:style-name="ce1">
            <text:p>0,505823441</text:p>
          </table:table-cell>
          <table:table-cell office:value-type="float" office:value="-1.39665155444335" table:style-name="ce1">
            <text:p>-1,396651554</text:p>
          </table:table-cell>
          <table:table-cell office:value-type="float" office:value="0.28057779271122302" table:style-name="ce1">
            <text:p>0,280577793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5.3463596269493499" table:style-name="ce1">
            <text:p>5,346359627</text:p>
          </table:table-cell>
          <table:table-cell office:value-type="float" office:value="0.50586413937726604" table:style-name="ce1">
            <text:p>0,505864139</text:p>
          </table:table-cell>
          <table:table-cell office:value-type="float" office:value="-1.39491491121149" table:style-name="ce1">
            <text:p>-1,394914911</text:p>
          </table:table-cell>
          <table:table-cell office:value-type="float" office:value="0.283756846713074" table:style-name="ce1">
            <text:p>0,28375684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.3504624527826703" table:style-name="ce1">
            <text:p>5,350462453</text:p>
          </table:table-cell>
          <table:table-cell office:value-type="float" office:value="0.50711223081141699" table:style-name="ce1">
            <text:p>0,507112231</text:p>
          </table:table-cell>
          <table:table-cell office:value-type="float" office:value="-1.40647838910121" table:style-name="ce1">
            <text:p>-1,406478389</text:p>
          </table:table-cell>
          <table:table-cell office:value-type="float" office:value="0.27828570963485999" table:style-name="ce1">
            <text:p>0,27828571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5.3682184245881199" table:style-name="ce1">
            <text:p>5,368218425</text:p>
          </table:table-cell>
          <table:table-cell office:value-type="float" office:value="0.50527613526218595" table:style-name="ce1">
            <text:p>0,505276135</text:p>
          </table:table-cell>
          <table:table-cell office:value-type="float" office:value="-1.39511833158807" table:style-name="ce1">
            <text:p>-1,395118332</text:p>
          </table:table-cell>
          <table:table-cell office:value-type="float" office:value="0.28558422478703899" table:style-name="ce1">
            <text:p>0,28558422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.3397232995010597" table:style-name="ce1">
            <text:p>5,3397233</text:p>
          </table:table-cell>
          <table:table-cell office:value-type="float" office:value="0.50576686907615398" table:style-name="ce1">
            <text:p>0,505766869</text:p>
          </table:table-cell>
          <table:table-cell office:value-type="float" office:value="-1.3916106993544799" table:style-name="ce1">
            <text:p>-1,391610699</text:p>
          </table:table-cell>
          <table:table-cell office:value-type="float" office:value="0.28588268701868202" table:style-name="ce1">
            <text:p>0,285882687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5.3564160559421898" table:style-name="ce1">
            <text:p>5,356416056</text:p>
          </table:table-cell>
          <table:table-cell office:value-type="float" office:value="0.50648948261886195" table:style-name="ce1">
            <text:p>0,506489483</text:p>
          </table:table-cell>
          <table:table-cell office:value-type="float" office:value="-1.3999949255264701" table:style-name="ce1">
            <text:p>-1,399994926</text:p>
          </table:table-cell>
          <table:table-cell office:value-type="float" office:value="0.28142627872653297" table:style-name="ce1">
            <text:p>0,281426279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.3463921228129001" table:style-name="ce1">
            <text:p>5,346392123</text:p>
          </table:table-cell>
          <table:table-cell office:value-type="float" office:value="0.50660073683994" table:style-name="ce1">
            <text:p>0,506600737</text:p>
          </table:table-cell>
          <table:table-cell office:value-type="float" office:value="-1.39563070787984" table:style-name="ce1">
            <text:p>-1,395630708</text:p>
          </table:table-cell>
          <table:table-cell office:value-type="float" office:value="0.28382014349437501" table:style-name="ce1">
            <text:p>0,283820143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5.3306511546227497" table:style-name="ce1">
            <text:p>5,330651155</text:p>
          </table:table-cell>
          <table:table-cell office:value-type="float" office:value="0.50628439022960503" table:style-name="ce1">
            <text:p>0,50628439</text:p>
          </table:table-cell>
          <table:table-cell office:value-type="float" office:value="-1.38886643305258" table:style-name="ce1">
            <text:p>-1,388866433</text:p>
          </table:table-cell>
          <table:table-cell office:value-type="float" office:value="0.28495338130980002" table:style-name="ce1">
            <text:p>0,284953381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3384736615933202" table:style-name="ce1">
            <text:p>5,338473662</text:p>
          </table:table-cell>
          <table:table-cell office:value-type="float" office:value="0.50650665916171" table:style-name="ce1">
            <text:p>0,506506659</text:p>
          </table:table-cell>
          <table:table-cell office:value-type="float" office:value="-1.39152011679085" table:style-name="ce1">
            <text:p>-1,391520117</text:p>
          </table:table-cell>
          <table:table-cell office:value-type="float" office:value="0.28362541608042902" table:style-name="ce1">
            <text:p>0,283625416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5.3447649176326797" table:style-name="ce1">
            <text:p>5,344764918</text:p>
          </table:table-cell>
          <table:table-cell office:value-type="float" office:value="0.50584747348033698" table:style-name="ce1">
            <text:p>0,505847473</text:p>
          </table:table-cell>
          <table:table-cell office:value-type="float" office:value="-1.3937817482607999" table:style-name="ce1">
            <text:p>-1,393781748</text:p>
          </table:table-cell>
          <table:table-cell office:value-type="float" office:value="0.28143049237469903" table:style-name="ce1">
            <text:p>0,28143049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.3457667300695899" table:style-name="ce1">
            <text:p>5,34576673</text:p>
          </table:table-cell>
          <table:table-cell office:value-type="float" office:value="0.50597450975172398" table:style-name="ce1">
            <text:p>0,50597451</text:p>
          </table:table-cell>
          <table:table-cell office:value-type="float" office:value="-1.39341108539629" table:style-name="ce1">
            <text:p>-1,393411085</text:p>
          </table:table-cell>
          <table:table-cell office:value-type="float" office:value="0.28535608702508097" table:style-name="ce1">
            <text:p>0,285356087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5.34072219129862" table:style-name="ce1">
            <text:p>5,340722191</text:p>
          </table:table-cell>
          <table:table-cell office:value-type="float" office:value="0.50632448255223705" table:style-name="ce1">
            <text:p>0,506324483</text:p>
          </table:table-cell>
          <table:table-cell office:value-type="float" office:value="-1.3858122754098801" table:style-name="ce1">
            <text:p>-1,385812275</text:p>
          </table:table-cell>
          <table:table-cell office:value-type="float" office:value="0.28498710905435698" table:style-name="ce1">
            <text:p>0,284987109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.3354698613869402" table:style-name="ce1">
            <text:p>5,335469861</text:p>
          </table:table-cell>
          <table:table-cell office:value-type="float" office:value="0.50712118019244001" table:style-name="ce1">
            <text:p>0,50712118</text:p>
          </table:table-cell>
          <table:table-cell office:value-type="float" office:value="-1.39712025622359" table:style-name="ce1">
            <text:p>-1,397120256</text:p>
          </table:table-cell>
          <table:table-cell office:value-type="float" office:value="0.28411160019648901" table:style-name="ce1">
            <text:p>0,2841116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5.3262208751492102" table:style-name="ce1">
            <text:p>5,326220875</text:p>
          </table:table-cell>
          <table:table-cell office:value-type="float" office:value="0.50697926672393701" table:style-name="ce1">
            <text:p>0,506979267</text:p>
          </table:table-cell>
          <table:table-cell office:value-type="float" office:value="-1.3965579957560399" table:style-name="ce1">
            <text:p>-1,396557996</text:p>
          </table:table-cell>
          <table:table-cell office:value-type="float" office:value="0.28388380876071101" table:style-name="ce1">
            <text:p>0,283883809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.3138097542207099" table:style-name="ce1">
            <text:p>5,313809754</text:p>
          </table:table-cell>
          <table:table-cell office:value-type="float" office:value="0.50664510121433204" table:style-name="ce1">
            <text:p>0,506645101</text:p>
          </table:table-cell>
          <table:table-cell office:value-type="float" office:value="-1.3913936671659599" table:style-name="ce1">
            <text:p>-1,391393667</text:p>
          </table:table-cell>
          <table:table-cell office:value-type="float" office:value="0.28408669808397802" table:style-name="ce1">
            <text:p>0,284086698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5.3075380080771" table:style-name="ce1">
            <text:p>5,307538008</text:p>
          </table:table-cell>
          <table:table-cell office:value-type="float" office:value="0.50654021104464797" table:style-name="ce1">
            <text:p>0,506540211</text:p>
          </table:table-cell>
          <table:table-cell office:value-type="float" office:value="-1.39293093222011" table:style-name="ce1">
            <text:p>-1,392930932</text:p>
          </table:table-cell>
          <table:table-cell office:value-type="float" office:value="0.28125825395585602" table:style-name="ce1">
            <text:p>0,28125825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2847237898213901" table:style-name="ce1">
            <text:p>5,28472379</text:p>
          </table:table-cell>
          <table:table-cell office:value-type="float" office:value="0.50790599166866801" table:style-name="ce1">
            <text:p>0,507905992</text:p>
          </table:table-cell>
          <table:table-cell office:value-type="float" office:value="-1.3931966701730001" table:style-name="ce1">
            <text:p>-1,39319667</text:p>
          </table:table-cell>
          <table:table-cell office:value-type="float" office:value="0.28719524250321898" table:style-name="ce1">
            <text:p>0,287195243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5.2913362704817697" table:style-name="ce1">
            <text:p>5,29133627</text:p>
          </table:table-cell>
          <table:table-cell office:value-type="float" office:value="0.506381204581421" table:style-name="ce1">
            <text:p>0,506381205</text:p>
          </table:table-cell>
          <table:table-cell office:value-type="float" office:value="-1.3864895701381801" table:style-name="ce1">
            <text:p>-1,38648957</text:p>
          </table:table-cell>
          <table:table-cell office:value-type="float" office:value="0.28555235073127999" table:style-name="ce1">
            <text:p>0,28555235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.3057446181334802" table:style-name="ce1">
            <text:p>5,305744618</text:p>
          </table:table-cell>
          <table:table-cell office:value-type="float" office:value="0.50749580939136196" table:style-name="ce1">
            <text:p>0,507495809</text:p>
          </table:table-cell>
          <table:table-cell office:value-type="float" office:value="-1.3965722274966701" table:style-name="ce1">
            <text:p>-1,396572227</text:p>
          </table:table-cell>
          <table:table-cell office:value-type="float" office:value="0.28371954836042201" table:style-name="ce1">
            <text:p>0,283719548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5.3083434632969997" table:style-name="ce1">
            <text:p>5,308343463</text:p>
          </table:table-cell>
          <table:table-cell office:value-type="float" office:value="0.50742039048245602" table:style-name="ce1">
            <text:p>0,50742039</text:p>
          </table:table-cell>
          <table:table-cell office:value-type="float" office:value="-1.3942855873857201" table:style-name="ce1">
            <text:p>-1,394285587</text:p>
          </table:table-cell>
          <table:table-cell office:value-type="float" office:value="0.28376974843049602" table:style-name="ce1">
            <text:p>0,283769748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.3066511745553102" table:style-name="ce1">
            <text:p>5,306651175</text:p>
          </table:table-cell>
          <table:table-cell office:value-type="float" office:value="0.50799118657283404" table:style-name="ce1">
            <text:p>0,507991187</text:p>
          </table:table-cell>
          <table:table-cell office:value-type="float" office:value="-1.4009257420441401" table:style-name="ce1">
            <text:p>-1,400925742</text:p>
          </table:table-cell>
          <table:table-cell office:value-type="float" office:value="0.28230610285500501" table:style-name="ce1">
            <text:p>0,282306103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5.30293447605714" table:style-name="ce1">
            <text:p>5,302934476</text:p>
          </table:table-cell>
          <table:table-cell office:value-type="float" office:value="0.50706676692941699" table:style-name="ce1">
            <text:p>0,507066767</text:p>
          </table:table-cell>
          <table:table-cell office:value-type="float" office:value="-1.39096204627145" table:style-name="ce1">
            <text:p>-1,390962046</text:p>
          </table:table-cell>
          <table:table-cell office:value-type="float" office:value="0.28513013526084402" table:style-name="ce1">
            <text:p>0,285130135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.2936393932216497" table:style-name="ce1">
            <text:p>5,293639393</text:p>
          </table:table-cell>
          <table:table-cell office:value-type="float" office:value="0.50722597579043904" table:style-name="ce1">
            <text:p>0,507225976</text:p>
          </table:table-cell>
          <table:table-cell office:value-type="float" office:value="-1.3909726900183501" table:style-name="ce1">
            <text:p>-1,39097269</text:p>
          </table:table-cell>
          <table:table-cell office:value-type="float" office:value="0.28691353488417598" table:style-name="ce1">
            <text:p>0,286913535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5.2945571970044796" table:style-name="ce1">
            <text:p>5,294557197</text:p>
          </table:table-cell>
          <table:table-cell office:value-type="float" office:value="0.50743036651649598" table:style-name="ce1">
            <text:p>0,507430367</text:p>
          </table:table-cell>
          <table:table-cell office:value-type="float" office:value="-1.3938524598740201" table:style-name="ce1">
            <text:p>-1,39385246</text:p>
          </table:table-cell>
          <table:table-cell office:value-type="float" office:value="0.28579803135568599" table:style-name="ce1">
            <text:p>0,285798031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2829271674721099" table:style-name="ce1">
            <text:p>5,282927167</text:p>
          </table:table-cell>
          <table:table-cell office:value-type="float" office:value="0.50809369420167305" table:style-name="ce1">
            <text:p>0,508093694</text:p>
          </table:table-cell>
          <table:table-cell office:value-type="float" office:value="-1.3994398193284301" table:style-name="ce1">
            <text:p>-1,399439819</text:p>
          </table:table-cell>
          <table:table-cell office:value-type="float" office:value="0.28050924563014601" table:style-name="ce1">
            <text:p>0,280509246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5.2581959369629301" table:style-name="ce1">
            <text:p>5,258195937</text:p>
          </table:table-cell>
          <table:table-cell office:value-type="float" office:value="0.50801472656770197" table:style-name="ce1">
            <text:p>0,508014727</text:p>
          </table:table-cell>
          <table:table-cell office:value-type="float" office:value="-1.39090132705794" table:style-name="ce1">
            <text:p>-1,390901327</text:p>
          </table:table-cell>
          <table:table-cell office:value-type="float" office:value="0.28542412921939903" table:style-name="ce1">
            <text:p>0,285424129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.2358376307111198" table:style-name="ce1">
            <text:p>5,235837631</text:p>
          </table:table-cell>
          <table:table-cell office:value-type="float" office:value="0.50894742233870305" table:style-name="ce1">
            <text:p>0,508947422</text:p>
          </table:table-cell>
          <table:table-cell office:value-type="float" office:value="-1.3972652134410199" table:style-name="ce1">
            <text:p>-1,397265213</text:p>
          </table:table-cell>
          <table:table-cell office:value-type="float" office:value="0.28279017250614003" table:style-name="ce1">
            <text:p>0,282790173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5.21717139639411" table:style-name="ce1">
            <text:p>5,217171396</text:p>
          </table:table-cell>
          <table:table-cell office:value-type="float" office:value="0.50897250807814198" table:style-name="ce1">
            <text:p>0,508972508</text:p>
          </table:table-cell>
          <table:table-cell office:value-type="float" office:value="-1.39432890843966" table:style-name="ce1">
            <text:p>-1,394328908</text:p>
          </table:table-cell>
          <table:table-cell office:value-type="float" office:value="0.28391818718231099" table:style-name="ce1">
            <text:p>0,283918187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.2156611093477903" table:style-name="ce1">
            <text:p>5,215661109</text:p>
          </table:table-cell>
          <table:table-cell office:value-type="float" office:value="0.51071803280509798" table:style-name="ce1">
            <text:p>0,510718033</text:p>
          </table:table-cell>
          <table:table-cell office:value-type="float" office:value="-1.39647148062314" table:style-name="ce1">
            <text:p>-1,396471481</text:p>
          </table:table-cell>
          <table:table-cell office:value-type="float" office:value="0.28550606385413702" table:style-name="ce1">
            <text:p>0,285506064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5.2030083957433897" table:style-name="ce1">
            <text:p>5,203008396</text:p>
          </table:table-cell>
          <table:table-cell office:value-type="float" office:value="0.51033214542074601" table:style-name="ce1">
            <text:p>0,510332145</text:p>
          </table:table-cell>
          <table:table-cell office:value-type="float" office:value="-1.3900608831847201" table:style-name="ce1">
            <text:p>-1,390060883</text:p>
          </table:table-cell>
          <table:table-cell office:value-type="float" office:value="0.29094579845152702" table:style-name="ce1">
            <text:p>0,290945798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.2052698363236196" table:style-name="ce1">
            <text:p>5,205269836</text:p>
          </table:table-cell>
          <table:table-cell office:value-type="float" office:value="0.51025497585881097" table:style-name="ce1">
            <text:p>0,510254976</text:p>
          </table:table-cell>
          <table:table-cell office:value-type="float" office:value="-1.39460881729776" table:style-name="ce1">
            <text:p>-1,394608817</text:p>
          </table:table-cell>
          <table:table-cell office:value-type="float" office:value="0.28339683433606599" table:style-name="ce1">
            <text:p>0,283396834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5.2264924826612198" table:style-name="ce1">
            <text:p>5,226492483</text:p>
          </table:table-cell>
          <table:table-cell office:value-type="float" office:value="0.50937688332805298" table:style-name="ce1">
            <text:p>0,509376883</text:p>
          </table:table-cell>
          <table:table-cell office:value-type="float" office:value="-1.3975559245854201" table:style-name="ce1">
            <text:p>-1,397555925</text:p>
          </table:table-cell>
          <table:table-cell office:value-type="float" office:value="0.28079161775743799" table:style-name="ce1">
            <text:p>0,280791618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.2142425123027998" table:style-name="ce1">
            <text:p>5,214242512</text:p>
          </table:table-cell>
          <table:table-cell office:value-type="float" office:value="0.50959744203199797" table:style-name="ce1">
            <text:p>0,509597442</text:p>
          </table:table-cell>
          <table:table-cell office:value-type="float" office:value="-1.3925003816826" table:style-name="ce1">
            <text:p>-1,392500382</text:p>
          </table:table-cell>
          <table:table-cell office:value-type="float" office:value="0.28199610598223701" table:style-name="ce1">
            <text:p>0,281996106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5.2051653756143601" table:style-name="ce1">
            <text:p>5,205165376</text:p>
          </table:table-cell>
          <table:table-cell office:value-type="float" office:value="0.51036020236760304" table:style-name="ce1">
            <text:p>0,510360202</text:p>
          </table:table-cell>
          <table:table-cell office:value-type="float" office:value="-1.3931375933774599" table:style-name="ce1">
            <text:p>-1,393137593</text:p>
          </table:table-cell>
          <table:table-cell office:value-type="float" office:value="0.28419147114747201" table:style-name="ce1">
            <text:p>0,284191471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2027767366949904" table:style-name="ce1">
            <text:p>5,202776737</text:p>
          </table:table-cell>
          <table:table-cell office:value-type="float" office:value="0.50976446328326797" table:style-name="ce1">
            <text:p>0,509764463</text:p>
          </table:table-cell>
          <table:table-cell office:value-type="float" office:value="-1.39094431366632" table:style-name="ce1">
            <text:p>-1,390944314</text:p>
          </table:table-cell>
          <table:table-cell office:value-type="float" office:value="0.28564216120198699" table:style-name="ce1">
            <text:p>0,285642161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5.1885356462257404" table:style-name="ce1">
            <text:p>5,188535646</text:p>
          </table:table-cell>
          <table:table-cell office:value-type="float" office:value="0.51087816748775305" table:style-name="ce1">
            <text:p>0,510878167</text:p>
          </table:table-cell>
          <table:table-cell office:value-type="float" office:value="-1.3983219335078001" table:style-name="ce1">
            <text:p>-1,398321934</text:p>
          </table:table-cell>
          <table:table-cell office:value-type="float" office:value="0.28478204534176499" table:style-name="ce1">
            <text:p>0,28478204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.17586894334032" table:style-name="ce1">
            <text:p>5,175868943</text:p>
          </table:table-cell>
          <table:table-cell office:value-type="float" office:value="0.50997191655488305" table:style-name="ce1">
            <text:p>0,509971917</text:p>
          </table:table-cell>
          <table:table-cell office:value-type="float" office:value="-1.38931892615921" table:style-name="ce1">
            <text:p>-1,389318926</text:p>
          </table:table-cell>
          <table:table-cell office:value-type="float" office:value="0.28715376822398297" table:style-name="ce1">
            <text:p>0,287153768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5.1787753240526504" table:style-name="ce1">
            <text:p>5,178775324</text:p>
          </table:table-cell>
          <table:table-cell office:value-type="float" office:value="0.51066905187301803" table:style-name="ce1">
            <text:p>0,510669052</text:p>
          </table:table-cell>
          <table:table-cell office:value-type="float" office:value="-1.39382597008753" table:style-name="ce1">
            <text:p>-1,39382597</text:p>
          </table:table-cell>
          <table:table-cell office:value-type="float" office:value="0.286866991453539" table:style-name="ce1">
            <text:p>0,28686699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.1800312348172701" table:style-name="ce1">
            <text:p>5,180031235</text:p>
          </table:table-cell>
          <table:table-cell office:value-type="float" office:value="0.51064238970798104" table:style-name="ce1">
            <text:p>0,51064239</text:p>
          </table:table-cell>
          <table:table-cell office:value-type="float" office:value="-1.39981267539025" table:style-name="ce1">
            <text:p>-1,399812675</text:p>
          </table:table-cell>
          <table:table-cell office:value-type="float" office:value="0.281749846054758" table:style-name="ce1">
            <text:p>0,281749846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5.1666047790029896" table:style-name="ce1">
            <text:p>5,166604779</text:p>
          </table:table-cell>
          <table:table-cell office:value-type="float" office:value="0.51100117475159201" table:style-name="ce1">
            <text:p>0,511001175</text:p>
          </table:table-cell>
          <table:table-cell office:value-type="float" office:value="-1.3946108146799301" table:style-name="ce1">
            <text:p>-1,394610815</text:p>
          </table:table-cell>
          <table:table-cell office:value-type="float" office:value="0.28470676068413198" table:style-name="ce1">
            <text:p>0,28470676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.1678677115940204" table:style-name="ce1">
            <text:p>5,167867712</text:p>
          </table:table-cell>
          <table:table-cell office:value-type="float" office:value="0.51090543833703095" table:style-name="ce1">
            <text:p>0,510905438</text:p>
          </table:table-cell>
          <table:table-cell office:value-type="float" office:value="-1.39696205337669" table:style-name="ce1">
            <text:p>-1,396962053</text:p>
          </table:table-cell>
          <table:table-cell office:value-type="float" office:value="0.27891550303710899" table:style-name="ce1">
            <text:p>0,278915503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5.17159668028106" table:style-name="ce1">
            <text:p>5,17159668</text:p>
          </table:table-cell>
          <table:table-cell office:value-type="float" office:value="0.511292184150415" table:style-name="ce1">
            <text:p>0,511292184</text:p>
          </table:table-cell>
          <table:table-cell office:value-type="float" office:value="-1.3968795228697" table:style-name="ce1">
            <text:p>-1,396879523</text:p>
          </table:table-cell>
          <table:table-cell office:value-type="float" office:value="0.285873244835402" table:style-name="ce1">
            <text:p>0,28587324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.1371911102383097" table:style-name="ce1">
            <text:p>5,13719111</text:p>
          </table:table-cell>
          <table:table-cell office:value-type="float" office:value="0.51250008657785295" table:style-name="ce1">
            <text:p>0,512500087</text:p>
          </table:table-cell>
          <table:table-cell office:value-type="float" office:value="-1.3961447351726699" table:style-name="ce1">
            <text:p>-1,396144735</text:p>
          </table:table-cell>
          <table:table-cell office:value-type="float" office:value="0.28486025370147999" table:style-name="ce1">
            <text:p>0,284860254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5.1565255069115299" table:style-name="ce1">
            <text:p>5,156525507</text:p>
          </table:table-cell>
          <table:table-cell office:value-type="float" office:value="0.51199255350182904" table:style-name="ce1">
            <text:p>0,511992554</text:p>
          </table:table-cell>
          <table:table-cell office:value-type="float" office:value="-1.3950285354548599" table:style-name="ce1">
            <text:p>-1,395028535</text:p>
          </table:table-cell>
          <table:table-cell office:value-type="float" office:value="0.286937704536605" table:style-name="ce1">
            <text:p>0,28693770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.1326080945671997" table:style-name="ce1">
            <text:p>5,132608095</text:p>
          </table:table-cell>
          <table:table-cell office:value-type="float" office:value="0.51256472555565502" table:style-name="ce1">
            <text:p>0,512564726</text:p>
          </table:table-cell>
          <table:table-cell office:value-type="float" office:value="-1.3912940147466399" table:style-name="ce1">
            <text:p>-1,391294015</text:p>
          </table:table-cell>
          <table:table-cell office:value-type="float" office:value="0.28639974244468602" table:style-name="ce1">
            <text:p>0,286399742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5.1194701072255704" table:style-name="ce1">
            <text:p>5,119470107</text:p>
          </table:table-cell>
          <table:table-cell office:value-type="float" office:value="0.51297433868515396" table:style-name="ce1">
            <text:p>0,512974339</text:p>
          </table:table-cell>
          <table:table-cell office:value-type="float" office:value="-1.3946696297088601" table:style-name="ce1">
            <text:p>-1,39466963</text:p>
          </table:table-cell>
          <table:table-cell office:value-type="float" office:value="0.28449976461568799" table:style-name="ce1">
            <text:p>0,28449976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.0845182315230399" table:style-name="ce1">
            <text:p>5,084518232</text:p>
          </table:table-cell>
          <table:table-cell office:value-type="float" office:value="0.51450571355998698" table:style-name="ce1">
            <text:p>0,514505714</text:p>
          </table:table-cell>
          <table:table-cell office:value-type="float" office:value="-1.3984780813442801" table:style-name="ce1">
            <text:p>-1,398478081</text:p>
          </table:table-cell>
          <table:table-cell office:value-type="float" office:value="0.28717879234545501" table:style-name="ce1">
            <text:p>0,287178792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5.0634668324390502" table:style-name="ce1">
            <text:p>5,063466832</text:p>
          </table:table-cell>
          <table:table-cell office:value-type="float" office:value="0.51486683722969795" table:style-name="ce1">
            <text:p>0,514866837</text:p>
          </table:table-cell>
          <table:table-cell office:value-type="float" office:value="-1.3940557976726999" table:style-name="ce1">
            <text:p>-1,394055798</text:p>
          </table:table-cell>
          <table:table-cell office:value-type="float" office:value="0.28922048208259798" table:style-name="ce1">
            <text:p>0,289220482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.0583037593827198" table:style-name="ce1">
            <text:p>5,058303759</text:p>
          </table:table-cell>
          <table:table-cell office:value-type="float" office:value="0.51457159010613096" table:style-name="ce1">
            <text:p>0,51457159</text:p>
          </table:table-cell>
          <table:table-cell office:value-type="float" office:value="-1.3967076162389001" table:style-name="ce1">
            <text:p>-1,396707616</text:p>
          </table:table-cell>
          <table:table-cell office:value-type="float" office:value="0.28461276787362899" table:style-name="ce1">
            <text:p>0,284612768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5.0629107660195203" table:style-name="ce1">
            <text:p>5,062910766</text:p>
          </table:table-cell>
          <table:table-cell office:value-type="float" office:value="0.51449206828240901" table:style-name="ce1">
            <text:p>0,514492068</text:p>
          </table:table-cell>
          <table:table-cell office:value-type="float" office:value="-1.3979851760187001" table:style-name="ce1">
            <text:p>-1,397985176</text:p>
          </table:table-cell>
          <table:table-cell office:value-type="float" office:value="0.28445399813959199" table:style-name="ce1">
            <text:p>0,28445399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0332142139332898" table:style-name="ce1">
            <text:p>5,033214214</text:p>
          </table:table-cell>
          <table:table-cell office:value-type="float" office:value="0.51547413818330201" table:style-name="ce1">
            <text:p>0,515474138</text:p>
          </table:table-cell>
          <table:table-cell office:value-type="float" office:value="-1.3953151031976201" table:style-name="ce1">
            <text:p>-1,395315103</text:p>
          </table:table-cell>
          <table:table-cell office:value-type="float" office:value="0.284789624443616" table:style-name="ce1">
            <text:p>0,284789624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4.9892960397896697" table:style-name="ce1">
            <text:p>4,98929604</text:p>
          </table:table-cell>
          <table:table-cell office:value-type="float" office:value="0.51558966043077004" table:style-name="ce1">
            <text:p>0,51558966</text:p>
          </table:table-cell>
          <table:table-cell office:value-type="float" office:value="-1.3891207225962501" table:style-name="ce1">
            <text:p>-1,389120723</text:p>
          </table:table-cell>
          <table:table-cell office:value-type="float" office:value="0.28954036889875301" table:style-name="ce1">
            <text:p>0,289540369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.9763339754207596" table:style-name="ce1">
            <text:p>4,976333975</text:p>
          </table:table-cell>
          <table:table-cell office:value-type="float" office:value="0.51586731338922298" table:style-name="ce1">
            <text:p>0,515867313</text:p>
          </table:table-cell>
          <table:table-cell office:value-type="float" office:value="-1.3927641157298301" table:style-name="ce1">
            <text:p>-1,392764116</text:p>
          </table:table-cell>
          <table:table-cell office:value-type="float" office:value="0.28642350187716797" table:style-name="ce1">
            <text:p>0,286423502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4.9870609359840001" table:style-name="ce1">
            <text:p>4,987060936</text:p>
          </table:table-cell>
          <table:table-cell office:value-type="float" office:value="0.51650083948100201" table:style-name="ce1">
            <text:p>0,516500839</text:p>
          </table:table-cell>
          <table:table-cell office:value-type="float" office:value="-1.39763384216012" table:style-name="ce1">
            <text:p>-1,397633842</text:p>
          </table:table-cell>
          <table:table-cell office:value-type="float" office:value="0.28732437301677" table:style-name="ce1">
            <text:p>0,28732437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.9893597105085803" table:style-name="ce1">
            <text:p>4,989359711</text:p>
          </table:table-cell>
          <table:table-cell office:value-type="float" office:value="0.51633779999168705" table:style-name="ce1">
            <text:p>0,5163378</text:p>
          </table:table-cell>
          <table:table-cell office:value-type="float" office:value="-1.3934403277043701" table:style-name="ce1">
            <text:p>-1,393440328</text:p>
          </table:table-cell>
          <table:table-cell office:value-type="float" office:value="0.287992108123171" table:style-name="ce1">
            <text:p>0,287992108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4.9948366680625602" table:style-name="ce1">
            <text:p>4,994836668</text:p>
          </table:table-cell>
          <table:table-cell office:value-type="float" office:value="0.51588801317376898" table:style-name="ce1">
            <text:p>0,515888013</text:p>
          </table:table-cell>
          <table:table-cell office:value-type="float" office:value="-1.3956744727608399" table:style-name="ce1">
            <text:p>-1,395674473</text:p>
          </table:table-cell>
          <table:table-cell office:value-type="float" office:value="0.28805670364328301" table:style-name="ce1">
            <text:p>0,288056704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9991890993503496" table:style-name="ce1">
            <text:p>4,999189099</text:p>
          </table:table-cell>
          <table:table-cell office:value-type="float" office:value="0.51646117681257697" table:style-name="ce1">
            <text:p>0,516461177</text:p>
          </table:table-cell>
          <table:table-cell office:value-type="float" office:value="-1.3964567641143699" table:style-name="ce1">
            <text:p>-1,396456764</text:p>
          </table:table-cell>
          <table:table-cell office:value-type="float" office:value="0.28894495722603403" table:style-name="ce1">
            <text:p>0,288944957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5.0285414519726501" table:style-name="ce1">
            <text:p>5,028541452</text:p>
          </table:table-cell>
          <table:table-cell office:value-type="float" office:value="0.51537394997819097" table:style-name="ce1">
            <text:p>0,51537395</text:p>
          </table:table-cell>
          <table:table-cell office:value-type="float" office:value="-1.4010844640381399" table:style-name="ce1">
            <text:p>-1,401084464</text:p>
          </table:table-cell>
          <table:table-cell office:value-type="float" office:value="0.28454917978891497" table:style-name="ce1">
            <text:p>0,2845491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.0097368630019901" table:style-name="ce1">
            <text:p>5,009736863</text:p>
          </table:table-cell>
          <table:table-cell office:value-type="float" office:value="0.51596337921689805" table:style-name="ce1">
            <text:p>0,515963379</text:p>
          </table:table-cell>
          <table:table-cell office:value-type="float" office:value="-1.3985107382817299" table:style-name="ce1">
            <text:p>-1,398510738</text:p>
          </table:table-cell>
          <table:table-cell office:value-type="float" office:value="0.286024431509455" table:style-name="ce1">
            <text:p>0,286024432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5.0071728639535404" table:style-name="ce1">
            <text:p>5,007172864</text:p>
          </table:table-cell>
          <table:table-cell office:value-type="float" office:value="0.51713477031484201" table:style-name="ce1">
            <text:p>0,51713477</text:p>
          </table:table-cell>
          <table:table-cell office:value-type="float" office:value="-1.4013836400298001" table:style-name="ce1">
            <text:p>-1,40138364</text:p>
          </table:table-cell>
          <table:table-cell office:value-type="float" office:value="0.2867027042061" table:style-name="ce1">
            <text:p>0,28670270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.0156030670361398" table:style-name="ce1">
            <text:p>5,015603067</text:p>
          </table:table-cell>
          <table:table-cell office:value-type="float" office:value="0.51480207907369901" table:style-name="ce1">
            <text:p>0,514802079</text:p>
          </table:table-cell>
          <table:table-cell office:value-type="float" office:value="-1.3910124849426" table:style-name="ce1">
            <text:p>-1,391012485</text:p>
          </table:table-cell>
          <table:table-cell office:value-type="float" office:value="0.28963734233733601" table:style-name="ce1">
            <text:p>0,289637342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5.0152958753043402" table:style-name="ce1">
            <text:p>5,015295875</text:p>
          </table:table-cell>
          <table:table-cell office:value-type="float" office:value="0.51575749823404904" table:style-name="ce1">
            <text:p>0,515757498</text:p>
          </table:table-cell>
          <table:table-cell office:value-type="float" office:value="-1.3991072405459599" table:style-name="ce1">
            <text:p>-1,399107241</text:p>
          </table:table-cell>
          <table:table-cell office:value-type="float" office:value="0.285776633590971" table:style-name="ce1">
            <text:p>0,28577663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.01212827013173" table:style-name="ce1">
            <text:p>5,01212827</text:p>
          </table:table-cell>
          <table:table-cell office:value-type="float" office:value="0.51636188822208595" table:style-name="ce1">
            <text:p>0,516361888</text:p>
          </table:table-cell>
          <table:table-cell office:value-type="float" office:value="-1.4001307434244299" table:style-name="ce1">
            <text:p>-1,400130743</text:p>
          </table:table-cell>
          <table:table-cell office:value-type="float" office:value="0.28530632284538299" table:style-name="ce1">
            <text:p>0,285306323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5.01831047024094" table:style-name="ce1">
            <text:p>5,01831047</text:p>
          </table:table-cell>
          <table:table-cell office:value-type="float" office:value="0.51519372297133503" table:style-name="ce1">
            <text:p>0,515193723</text:p>
          </table:table-cell>
          <table:table-cell office:value-type="float" office:value="-1.39546347999485" table:style-name="ce1">
            <text:p>-1,39546348</text:p>
          </table:table-cell>
          <table:table-cell office:value-type="float" office:value="0.28502633682561901" table:style-name="ce1">
            <text:p>0,28502633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.9866965924051003" table:style-name="ce1">
            <text:p>4,986696592</text:p>
          </table:table-cell>
          <table:table-cell office:value-type="float" office:value="0.51530137945677801" table:style-name="ce1">
            <text:p>0,515301379</text:p>
          </table:table-cell>
          <table:table-cell office:value-type="float" office:value="-1.38795164899125" table:style-name="ce1">
            <text:p>-1,387951649</text:p>
          </table:table-cell>
          <table:table-cell office:value-type="float" office:value="0.28897432268291801" table:style-name="ce1">
            <text:p>0,288974323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5.0030116161695597" table:style-name="ce1">
            <text:p>5,003011616</text:p>
          </table:table-cell>
          <table:table-cell office:value-type="float" office:value="0.51688363391084902" table:style-name="ce1">
            <text:p>0,516883634</text:p>
          </table:table-cell>
          <table:table-cell office:value-type="float" office:value="-1.3970793541292099" table:style-name="ce1">
            <text:p>-1,397079354</text:p>
          </table:table-cell>
          <table:table-cell office:value-type="float" office:value="0.287446065417715" table:style-name="ce1">
            <text:p>0,28744606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.9882215310697102" table:style-name="ce1">
            <text:p>4,988221531</text:p>
          </table:table-cell>
          <table:table-cell office:value-type="float" office:value="0.51677926412192099" table:style-name="ce1">
            <text:p>0,516779264</text:p>
          </table:table-cell>
          <table:table-cell office:value-type="float" office:value="-1.39456869192222" table:style-name="ce1">
            <text:p>-1,394568692</text:p>
          </table:table-cell>
          <table:table-cell office:value-type="float" office:value="0.289181078376676" table:style-name="ce1">
            <text:p>0,289181078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4.96559265217335" table:style-name="ce1">
            <text:p>4,965592652</text:p>
          </table:table-cell>
          <table:table-cell office:value-type="float" office:value="0.51641704775602904" table:style-name="ce1">
            <text:p>0,516417048</text:p>
          </table:table-cell>
          <table:table-cell office:value-type="float" office:value="-1.3892770263199901" table:style-name="ce1">
            <text:p>-1,389277026</text:p>
          </table:table-cell>
          <table:table-cell office:value-type="float" office:value="0.29055520879125002" table:style-name="ce1">
            <text:p>0,29055520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.9815284922170804" table:style-name="ce1">
            <text:p>4,981528492</text:p>
          </table:table-cell>
          <table:table-cell office:value-type="float" office:value="0.51699260276515602" table:style-name="ce1">
            <text:p>0,516992603</text:p>
          </table:table-cell>
          <table:table-cell office:value-type="float" office:value="-1.3950791804392" table:style-name="ce1">
            <text:p>-1,39507918</text:p>
          </table:table-cell>
          <table:table-cell office:value-type="float" office:value="0.28946751792819703" table:style-name="ce1">
            <text:p>0,289467518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5.0047822533935298" table:style-name="ce1">
            <text:p>5,004782253</text:p>
          </table:table-cell>
          <table:table-cell office:value-type="float" office:value="0.51656822701757399" table:style-name="ce1">
            <text:p>0,516568227</text:p>
          </table:table-cell>
          <table:table-cell office:value-type="float" office:value="-1.4002950159587999" table:style-name="ce1">
            <text:p>-1,400295016</text:p>
          </table:table-cell>
          <table:table-cell office:value-type="float" office:value="0.28660321756638901" table:style-name="ce1">
            <text:p>0,286603218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.0203866949289804" table:style-name="ce1">
            <text:p>5,020386695</text:p>
          </table:table-cell>
          <table:table-cell office:value-type="float" office:value="0.51496575236412301" table:style-name="ce1">
            <text:p>0,514965752</text:p>
          </table:table-cell>
          <table:table-cell office:value-type="float" office:value="-1.39226358992996" table:style-name="ce1">
            <text:p>-1,39226359</text:p>
          </table:table-cell>
          <table:table-cell office:value-type="float" office:value="0.28997218269889202" table:style-name="ce1">
            <text:p>0,289972183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5.0287344301775203" table:style-name="ce1">
            <text:p>5,02873443</text:p>
          </table:table-cell>
          <table:table-cell office:value-type="float" office:value="0.51545253158246596" table:style-name="ce1">
            <text:p>0,515452532</text:p>
          </table:table-cell>
          <table:table-cell office:value-type="float" office:value="-1.3994189877043099" table:style-name="ce1">
            <text:p>-1,399418988</text:p>
          </table:table-cell>
          <table:table-cell office:value-type="float" office:value="0.28617524895722102" table:style-name="ce1">
            <text:p>0,28617524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0087944865939997" table:style-name="ce1">
            <text:p>5,008794487</text:p>
          </table:table-cell>
          <table:table-cell office:value-type="float" office:value="0.51644152987127401" table:style-name="ce1">
            <text:p>0,51644153</text:p>
          </table:table-cell>
          <table:table-cell office:value-type="float" office:value="-1.3999264572177501" table:style-name="ce1">
            <text:p>-1,399926457</text:p>
          </table:table-cell>
          <table:table-cell office:value-type="float" office:value="0.28761372492404202" table:style-name="ce1">
            <text:p>0,287613725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4.9357023393519102" table:style-name="ce1">
            <text:p>4,935702339</text:p>
          </table:table-cell>
          <table:table-cell office:value-type="float" office:value="0.51788015610294702" table:style-name="ce1">
            <text:p>0,517880156</text:p>
          </table:table-cell>
          <table:table-cell office:value-type="float" office:value="-1.39470453328676" table:style-name="ce1">
            <text:p>-1,394704533</text:p>
          </table:table-cell>
          <table:table-cell office:value-type="float" office:value="0.28701976885334601" table:style-name="ce1">
            <text:p>0,28701976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8249540515761096" table:style-name="ce1">
            <text:p>4,824954052</text:p>
          </table:table-cell>
          <table:table-cell office:value-type="float" office:value="0.52107819994096605" table:style-name="ce1">
            <text:p>0,5210782</text:p>
          </table:table-cell>
          <table:table-cell office:value-type="float" office:value="-1.39428493012476" table:style-name="ce1">
            <text:p>-1,39428493</text:p>
          </table:table-cell>
          <table:table-cell office:value-type="float" office:value="0.29037756970973899" table:style-name="ce1">
            <text:p>0,29037757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4.6472971706512203" table:style-name="ce1">
            <text:p>4,647297171</text:p>
          </table:table-cell>
          <table:table-cell office:value-type="float" office:value="0.52733278388522498" table:style-name="ce1">
            <text:p>0,527332784</text:p>
          </table:table-cell>
          <table:table-cell office:value-type="float" office:value="-1.39424176893659" table:style-name="ce1">
            <text:p>-1,394241769</text:p>
          </table:table-cell>
          <table:table-cell office:value-type="float" office:value="0.289952316059156" table:style-name="ce1">
            <text:p>0,289952316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2375947596106602" table:style-name="ce1">
            <text:p>4,23759476</text:p>
          </table:table-cell>
          <table:table-cell office:value-type="float" office:value="0.54033187279547401" table:style-name="ce1">
            <text:p>0,540331873</text:p>
          </table:table-cell>
          <table:table-cell office:value-type="float" office:value="-1.3770699114704501" table:style-name="ce1">
            <text:p>-1,377069911</text:p>
          </table:table-cell>
          <table:table-cell office:value-type="float" office:value="0.29893765987568899" table:style-name="ce1">
            <text:p>0,29893766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3.7316339123170699" table:style-name="ce1">
            <text:p>3,731633912</text:p>
          </table:table-cell>
          <table:table-cell office:value-type="float" office:value="0.56294847320893704" table:style-name="ce1">
            <text:p>0,562948473</text:p>
          </table:table-cell>
          <table:table-cell office:value-type="float" office:value="-1.3674054087207099" table:style-name="ce1">
            <text:p>-1,367405409</text:p>
          </table:table-cell>
          <table:table-cell office:value-type="float" office:value="0.31590007960686001" table:style-name="ce1">
            <text:p>0,3159000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9996327906439801" table:style-name="ce1">
            <text:p>2,999632791</text:p>
          </table:table-cell>
          <table:table-cell office:value-type="float" office:value="0.60170101056831904" table:style-name="ce1">
            <text:p>0,601701011</text:p>
          </table:table-cell>
          <table:table-cell office:value-type="float" office:value="-1.3622401639597901" table:style-name="ce1">
            <text:p>-1,362240164</text:p>
          </table:table-cell>
          <table:table-cell office:value-type="float" office:value="0.32246372274061003" table:style-name="ce1">
            <text:p>0,322463723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2.0114377880504399" table:style-name="ce1">
            <text:p>2,011437788</text:p>
          </table:table-cell>
          <table:table-cell office:value-type="float" office:value="0.691619537653687" table:style-name="ce1">
            <text:p>0,691619538</text:p>
          </table:table-cell>
          <table:table-cell office:value-type="float" office:value="-1.3367457255917901" table:style-name="ce1">
            <text:p>-1,336745726</text:p>
          </table:table-cell>
          <table:table-cell office:value-type="float" office:value="0.35423940432366602" table:style-name="ce1">
            <text:p>0,35423940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verage velocit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5.2950479521685212" table:formula="msoxl:=AVERAGE(B2:B200)" table:style-name="ce1">
            <text:p>5,29504795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368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4:05Z</dc:date>
    <meta:editing-cycles>5</meta:editing-cycles>
    <meta:editing-duration>PT0S</meta:editing-duration>
  </office:meta>
</office:document-meta>
</file>